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07mm"/>
    </style:style>
    <style:style style:name="co4" style:family="table-column">
      <style:table-column-properties fo:break-before="auto" style:column-width="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read-freqs-0-0" table:style-name="ta1">
        <table:shapes>
          <draw:frame draw:z-index="0" draw:style-name="gr1" draw:text-style-name="P1" svg:width="231.35mm" svg:height="89.99mm" svg:x="124.15mm" svg:y="27.1mm">
            <loext:p/>
            <draw:object draw:notify-on-update-of-ranges="'thread-freqs-0-0'.I1:'thread-freqs-0-0'.I1 'thread-freqs-0-0'.I2:'thread-freqs-0-0'.I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  <table:table-cell table:style-name="Default" office:value-type="string" calcext:value-type="string">
            <text:p>Promedio (Apagado/Apagado)</text:p>
          </table:table-cell>
          <table:table-cell/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</table:table-row>
        <table:table-row table:style-name="ro1">
          <table:table-cell table:number-columns-repeated="2" office:value-type="float" office:value="2.1" calcext:value-type="float">
            <text:p>2.1</text:p>
          </table:table-cell>
          <table:table-cell table:number-columns-repeated="3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11" calcext:value-type="float">
            <text:p>2.11</text:p>
          </table:table-cell>
          <table:table-cell table:formula="of:=AVERAGE([.A2:.H2])" office:value-type="float" office:value="2.10625" calcext:value-type="float">
            <text:p>2.106</text:p>
          </table:table-cell>
          <table:table-cell/>
          <table:table-cell table:formula="of:=MEDIAN([.A2:.A100])" office:value-type="float" office:value="2.01" calcext:value-type="float">
            <text:p>2.01</text:p>
          </table:table-cell>
          <table:table-cell table:formula="of:=MEDIAN([.B2:.B100])" office:value-type="float" office:value="2.01" calcext:value-type="float">
            <text:p>2.01</text:p>
          </table:table-cell>
          <table:table-cell table:formula="of:=MEDIAN([.C2:.C100])" office:value-type="float" office:value="2" calcext:value-type="float">
            <text:p>2</text:p>
          </table:table-cell>
          <table:table-cell table:formula="of:=MEDIAN([.D2:.D100])" office:value-type="float" office:value="2" calcext:value-type="float">
            <text:p>2</text:p>
          </table:table-cell>
          <table:table-cell table:formula="of:=MEDIAN([.E2:.E100])" office:value-type="float" office:value="2" calcext:value-type="float">
            <text:p>2</text:p>
          </table:table-cell>
          <table:table-cell table:formula="of:=MEDIAN([.F2:.F100])" office:value-type="float" office:value="2" calcext:value-type="float">
            <text:p>2</text:p>
          </table:table-cell>
          <table:table-cell table:formula="of:=MEDIAN([.G2:.G100])" office:value-type="float" office:value="2" calcext:value-type="float">
            <text:p>2</text:p>
          </table:table-cell>
          <table:table-cell table:formula="of:=MEDIAN([.H2:.H10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.97" calcext:value-type="float">
            <text:p>1.97</text:p>
          </table:table-cell>
          <table:table-cell table:formula="of:=AVERAGE([.A3:.H3])" office:value-type="float" office:value="1.98" calcext:value-type="float">
            <text:p>1.980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formula="of:=AVERAGE([.A4:.H4])" office:value-type="float" office:value="1.98875" calcext:value-type="float">
            <text:p>1.989</text:p>
          </table:table-cell>
          <table:table-cell/>
          <table:table-cell table:style-name="ce1" table:formula="of:=AVERAGE([.I2:.I100])" office:value-type="float" office:value="2.01195707070707" calcext:value-type="float">
            <text:p>2.01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.05" calcext:value-type="float">
            <text:p>2.05</text:p>
          </table:table-cell>
          <table:table-cell table:number-columns-repeated="4" office:value-type="float" office:value="2.04" calcext:value-type="float">
            <text:p>2.04</text:p>
          </table:table-cell>
          <table:table-cell table:number-columns-repeated="2" office:value-type="float" office:value="2.05" calcext:value-type="float">
            <text:p>2.05</text:p>
          </table:table-cell>
          <table:table-cell table:formula="of:=AVERAGE([.A5:.H5])" office:value-type="float" office:value="2.045" calcext:value-type="float">
            <text:p>2.045</text:p>
          </table:table-cell>
          <table:table-cell table:number-columns-repeated="9"/>
        </table:table-row>
        <table:table-row table:style-name="ro1">
          <table:table-cell office:value-type="float" office:value="1.99" calcext:value-type="float">
            <text:p>1.99</text:p>
          </table:table-cell>
          <table:table-cell table:number-columns-repeated="5"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office:value-type="float" office:value="1.97" calcext:value-type="float">
            <text:p>1.97</text:p>
          </table:table-cell>
          <table:table-cell table:formula="of:=AVERAGE([.A6:.H6])" office:value-type="float" office:value="1.98125" calcext:value-type="float">
            <text:p>1.981</text:p>
          </table:table-cell>
          <table:table-cell table:number-columns-repeated="9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number-columns-repeated="2" office:value-type="float" office:value="2.04" calcext:value-type="float">
            <text:p>2.04</text:p>
          </table:table-cell>
          <table:table-cell table:number-columns-repeated="4" office:value-type="float" office:value="2.05" calcext:value-type="float">
            <text:p>2.05</text:p>
          </table:table-cell>
          <table:table-cell office:value-type="float" office:value="2.07" calcext:value-type="float">
            <text:p>2.07</text:p>
          </table:table-cell>
          <table:table-cell table:formula="of:=AVERAGE([.A7:.H7])" office:value-type="float" office:value="2.05" calcext:value-type="float">
            <text:p>2.05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4" calcext:value-type="float">
            <text:p>2.04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table:formula="of:=AVERAGE([.A8:.H8])" office:value-type="float" office:value="2.04" calcext:value-type="float">
            <text:p>2.04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11" calcext:value-type="float">
            <text:p>2.11</text:p>
          </table:table-cell>
          <table:table-cell table:formula="of:=AVERAGE([.A9:.H9])" office:value-type="float" office:value="2.10875" calcext:value-type="float">
            <text:p>2.109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number-columns-repeated="6" office:value-type="float" office:value="2.04" calcext:value-type="float">
            <text:p>2.04</text:p>
          </table:table-cell>
          <table:table-cell table:formula="of:=AVERAGE([.A10:.H10])" office:value-type="float" office:value="2.03875" calcext:value-type="float">
            <text:p>2.03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formula="of:=AVERAGE([.A11:.H11])" office:value-type="float" office:value="2.03875" calcext:value-type="float">
            <text:p>2.03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11" calcext:value-type="float">
            <text:p>2.11</text:p>
          </table:table-cell>
          <table:table-cell table:formula="of:=AVERAGE([.A12:.H12])" office:value-type="float" office:value="2.1075" calcext:value-type="float">
            <text:p>2.108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formula="of:=AVERAGE([.A13:.H13])" office:value-type="float" office:value="2.0425" calcext:value-type="float">
            <text:p>2.043</text:p>
          </table:table-cell>
          <table:table-cell table:number-columns-repeated="9"/>
        </table:table-row>
        <table:table-row table:style-name="ro1">
          <table:table-cell office:value-type="float" office:value="1.99" calcext:value-type="float">
            <text:p>1.99</text:p>
          </table:table-cell>
          <table:table-cell table:number-columns-repeated="3"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office:value-type="float" office:value="1.98" calcext:value-type="float">
            <text:p>1.98</text:p>
          </table:table-cell>
          <table:table-cell table:formula="of:=AVERAGE([.A14:.H14])" office:value-type="float" office:value="1.98375" calcext:value-type="float">
            <text:p>1.984</text:p>
          </table:table-cell>
          <table:table-cell table:number-columns-repeated="9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.07" calcext:value-type="float">
            <text:p>2.07</text:p>
          </table:table-cell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8" calcext:value-type="float">
            <text:p>2.08</text:p>
          </table:table-cell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table:formula="of:=AVERAGE([.A15:.H15])" office:value-type="float" office:value="2.05375" calcext:value-type="float">
            <text:p>2.054</text:p>
          </table:table-cell>
          <table:table-cell table:number-columns-repeated="9"/>
        </table:table-row>
        <table:table-row table:style-name="ro1">
          <table:table-cell office:value-type="float" office:value="1.97" calcext:value-type="float">
            <text:p>1.97</text:p>
          </table:table-cell>
          <table:table-cell table:number-columns-repeated="3"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table:formula="of:=AVERAGE([.A16:.H16])" office:value-type="float" office:value="1.97875" calcext:value-type="float">
            <text:p>1.979</text:p>
          </table:table-cell>
          <table:table-cell table:number-columns-repeated="9"/>
        </table:table-row>
        <table:table-row table:style-name="ro1">
          <table:table-cell office:value-type="float" office:value="2.09" calcext:value-type="float">
            <text:p>2.09</text:p>
          </table:table-cell>
          <table:table-cell table:number-columns-repeated="3" office:value-type="float" office:value="2.1" calcext:value-type="float">
            <text:p>2.1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2.11" calcext:value-type="float">
            <text:p>2.11</text:p>
          </table:table-cell>
          <table:table-cell table:formula="of:=AVERAGE([.A17:.H17])" office:value-type="float" office:value="2.105" calcext:value-type="float">
            <text:p>2.105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table:number-columns-repeated="4" office:value-type="float" office:value="2.04" calcext:value-type="float">
            <text:p>2.04</text:p>
          </table:table-cell>
          <table:table-cell table:formula="of:=AVERAGE([.A18:.H18])" office:value-type="float" office:value="2.04125" calcext:value-type="float">
            <text:p>2.041</text:p>
          </table:table-cell>
          <table:table-cell table:number-columns-repeated="9"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number-columns-repeated="3"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formula="of:=AVERAGE([.A19:.H19])" office:value-type="float" office:value="1.97375" calcext:value-type="float">
            <text:p>1.97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.98" calcext:value-type="float">
            <text:p>1.98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1.97" calcext:value-type="float">
            <text:p>1.97</text:p>
          </table:table-cell>
          <table:table-cell table:formula="of:=AVERAGE([.A20:.H20])" office:value-type="float" office:value="1.975" calcext:value-type="float">
            <text:p>1.975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formula="of:=AVERAGE([.A21:.H21])" office:value-type="float" office:value="1.96875" calcext:value-type="float">
            <text:p>1.969</text:p>
          </table:table-cell>
          <table:table-cell table:number-columns-repeated="9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07" calcext:value-type="float">
            <text:p>2.07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6" calcext:value-type="float">
            <text:p>2.06</text:p>
          </table:table-cell>
          <table:table-cell table:formula="of:=AVERAGE([.A22:.H22])" office:value-type="float" office:value="2.05125" calcext:value-type="float">
            <text:p>2.05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12" calcext:value-type="float">
            <text:p>2.12</text:p>
          </table:table-cell>
          <table:table-cell table:number-columns-repeated="3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formula="of:=AVERAGE([.A23:.H23])" office:value-type="float" office:value="2.1125" calcext:value-type="float">
            <text:p>2.11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96" calcext:value-type="float">
            <text:p>1.96</text:p>
          </table:table-cell>
          <table:table-cell table:formula="of:=AVERAGE([.A24:.H24])" office:value-type="float" office:value="1.9675" calcext:value-type="float">
            <text:p>1.968</text:p>
          </table:table-cell>
          <table:table-cell table:number-columns-repeated="9"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number-columns-repeated="3"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table:formula="of:=AVERAGE([.A25:.H25])" office:value-type="float" office:value="1.975" calcext:value-type="float">
            <text:p>1.975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table:number-columns-repeated="4" office:value-type="float" office:value="2.04" calcext:value-type="float">
            <text:p>2.04</text:p>
          </table:table-cell>
          <table:table-cell table:formula="of:=AVERAGE([.A26:.H26])" office:value-type="float" office:value="2.04125" calcext:value-type="float">
            <text:p>2.041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formula="of:=AVERAGE([.A27:.H27])" office:value-type="float" office:value="2.0375" calcext:value-type="float">
            <text:p>2.038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table:formula="of:=AVERAGE([.A28:.H28])" office:value-type="float" office:value="1.98" calcext:value-type="float">
            <text:p>1.98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1.97" calcext:value-type="float">
            <text:p>1.97</text:p>
          </table:table-cell>
          <table:table-cell table:number-columns-repeated="2" office:value-type="float" office:value="1.98" calcext:value-type="float">
            <text:p>1.98</text:p>
          </table:table-cell>
          <table:table-cell table:formula="of:=AVERAGE([.A29:.H29])" office:value-type="float" office:value="1.97625" calcext:value-type="float">
            <text:p>1.976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1" calcext:value-type="float">
            <text:p>2.1</text:p>
          </table:table-cell>
          <table:table-cell table:number-columns-repeated="4" office:value-type="float" office:value="2.11" calcext:value-type="float">
            <text:p>2.11</text:p>
          </table:table-cell>
          <table:table-cell table:formula="of:=AVERAGE([.A30:.H30])" office:value-type="float" office:value="2.105" calcext:value-type="float">
            <text:p>2.10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1" calcext:value-type="float">
            <text:p>2.11</text:p>
          </table:table-cell>
          <table:table-cell table:number-columns-repeated="2" office:value-type="float" office:value="2.1" calcext:value-type="float">
            <text:p>2.1</text:p>
          </table:table-cell>
          <table:table-cell table:number-columns-repeated="4" office:value-type="float" office:value="2.11" calcext:value-type="float">
            <text:p>2.11</text:p>
          </table:table-cell>
          <table:table-cell table:formula="of:=AVERAGE([.A31:.H31])" office:value-type="float" office:value="2.1075" calcext:value-type="float">
            <text:p>2.10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formula="of:=AVERAGE([.A32:.H32])" office:value-type="float" office:value="2.03625" calcext:value-type="float">
            <text:p>2.036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table:number-columns-repeated="7" office:value-type="float" office:value="1.97" calcext:value-type="float">
            <text:p>1.97</text:p>
          </table:table-cell>
          <table:table-cell table:formula="of:=AVERAGE([.A33:.H33])" office:value-type="float" office:value="1.97125" calcext:value-type="float">
            <text:p>1.971</text:p>
          </table:table-cell>
          <table:table-cell table:number-columns-repeated="9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table:number-columns-repeated="5"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table:formula="of:=AVERAGE([.A34:.H34])" office:value-type="float" office:value="2.04125" calcext:value-type="float">
            <text:p>2.04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formula="of:=AVERAGE([.A35:.H35])" office:value-type="float" office:value="2.1025" calcext:value-type="float">
            <text:p>2.10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04" calcext:value-type="float">
            <text:p>2.0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table:formula="of:=AVERAGE([.A36:.H36])" office:value-type="float" office:value="2.01125" calcext:value-type="float">
            <text:p>2.011</text:p>
          </table:table-cell>
          <table:table-cell table:number-columns-repeated="9"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table:formula="of:=AVERAGE([.A37:.H37])" office:value-type="float" office:value="1.98125" calcext:value-type="float">
            <text:p>1.981</text:p>
          </table:table-cell>
          <table:table-cell table:number-columns-repeated="9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table:number-columns-repeated="3"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table:formula="of:=AVERAGE([.A38:.H38])" office:value-type="float" office:value="2.04375" calcext:value-type="float">
            <text:p>2.044</text:p>
          </table:table-cell>
          <table:table-cell table:number-columns-repeated="9"/>
        </table:table-row>
        <table:table-row table:style-name="ro1">
          <table:table-cell office:value-type="float" office:value="2.13" calcext:value-type="float">
            <text:p>2.13</text:p>
          </table:table-cell>
          <table:table-cell table:number-columns-repeated="2" office:value-type="float" office:value="2.11" calcext:value-type="float">
            <text:p>2.11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2.14" calcext:value-type="float">
            <text:p>2.14</text:p>
          </table:table-cell>
          <table:table-cell office:value-type="float" office:value="2.08" calcext:value-type="float">
            <text:p>2.08</text:p>
          </table:table-cell>
          <table:table-cell table:formula="of:=AVERAGE([.A39:.H39])" office:value-type="float" office:value="2.11" calcext:value-type="float">
            <text:p>2.11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97" calcext:value-type="float">
            <text:p>1.97</text:p>
          </table:table-cell>
          <table:table-cell table:formula="of:=AVERAGE([.A40:.H40])" office:value-type="float" office:value="1.9675" calcext:value-type="float">
            <text:p>1.968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formula="of:=AVERAGE([.A41:.H41])" office:value-type="float" office:value="1.9675" calcext:value-type="float">
            <text:p>1.96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table:number-columns-repeated="3"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6" calcext:value-type="float">
            <text:p>2.06</text:p>
          </table:table-cell>
          <table:table-cell table:formula="of:=AVERAGE([.A42:.H42])" office:value-type="float" office:value="2.0425" calcext:value-type="float">
            <text:p>2.043</text:p>
          </table:table-cell>
          <table:table-cell table:number-columns-repeated="9"/>
        </table:table-row>
        <table:table-row table:style-name="ro1">
          <table:table-cell office:value-type="float" office:value="2.03" calcext:value-type="float">
            <text:p>2.03</text:p>
          </table:table-cell>
          <table:table-cell table:number-columns-repeated="3"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2.03" calcext:value-type="float">
            <text:p>2.03</text:p>
          </table:table-cell>
          <table:table-cell table:formula="of:=AVERAGE([.A43:.H43])" office:value-type="float" office:value="2.035" calcext:value-type="float">
            <text:p>2.035</text:p>
          </table:table-cell>
          <table:table-cell table:number-columns-repeated="9"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table:formula="of:=AVERAGE([.A44:.H44])" office:value-type="float" office:value="1.965" calcext:value-type="float">
            <text:p>1.965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number-columns-repeated="3" office:value-type="float" office:value="2.04" calcext:value-type="float">
            <text:p>2.04</text:p>
          </table:table-cell>
          <table:table-cell table:formula="of:=AVERAGE([.A45:.H45])" office:value-type="float" office:value="2.03625" calcext:value-type="float">
            <text:p>2.036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number-columns-repeated="4" office:value-type="float" office:value="1.97" calcext:value-type="float">
            <text:p>1.97</text:p>
          </table:table-cell>
          <table:table-cell table:formula="of:=AVERAGE([.A46:.H46])" office:value-type="float" office:value="1.97125" calcext:value-type="float">
            <text:p>1.971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2" calcext:value-type="float">
            <text:p>2.02</text:p>
          </table:table-cell>
          <table:table-cell office:value-type="float" office:value="2.04" calcext:value-type="float">
            <text:p>2.04</text:p>
          </table:table-cell>
          <table:table-cell table:number-columns-repeated="4" office:value-type="float" office:value="2.03" calcext:value-type="float">
            <text:p>2.03</text:p>
          </table:table-cell>
          <table:table-cell table:formula="of:=AVERAGE([.A47:.H47])" office:value-type="float" office:value="2.03125" calcext:value-type="float">
            <text:p>2.031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1.97" calcext:value-type="float">
            <text:p>1.97</text:p>
          </table:table-cell>
          <table:table-cell table:formula="of:=AVERAGE([.A48:.H48])" office:value-type="float" office:value="1.97" calcext:value-type="float">
            <text:p>1.97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table:number-columns-repeated="3" office:value-type="float" office:value="1.97" calcext:value-type="float">
            <text:p>1.97</text:p>
          </table:table-cell>
          <table:table-cell table:formula="of:=AVERAGE([.A49:.H49])" office:value-type="float" office:value="1.9875" calcext:value-type="float">
            <text:p>1.988</text:p>
          </table:table-cell>
          <table:table-cell table:number-columns-repeated="9"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2.06" calcext:value-type="float">
            <text:p>2.06</text:p>
          </table:table-cell>
          <table:table-cell office:value-type="float" office:value="2.04" calcext:value-type="float">
            <text:p>2.04</text:p>
          </table:table-cell>
          <table:table-cell office:value-type="float" office:value="2.09" calcext:value-type="float">
            <text:p>2.09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float" office:value="2.04" calcext:value-type="float">
            <text:p>2.04</text:p>
          </table:table-cell>
          <table:table-cell table:formula="of:=AVERAGE([.A50:.H50])" office:value-type="float" office:value="2.05125" calcext:value-type="float">
            <text:p>2.051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table:number-columns-repeated="4"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formula="of:=AVERAGE([.A51:.H51])" office:value-type="float" office:value="1.97375" calcext:value-type="float">
            <text:p>1.97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96" calcext:value-type="float">
            <text:p>1.96</text:p>
          </table:table-cell>
          <table:table-cell table:formula="of:=AVERAGE([.A52:.H52])" office:value-type="float" office:value="1.96875" calcext:value-type="float">
            <text:p>1.969</text:p>
          </table:table-cell>
          <table:table-cell table:number-columns-repeated="9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2.07" calcext:value-type="float">
            <text:p>2.07</text:p>
          </table:table-cell>
          <table:table-cell table:number-columns-repeated="3" office:value-type="float" office:value="2.03" calcext:value-type="float">
            <text:p>2.03</text:p>
          </table:table-cell>
          <table:table-cell table:formula="of:=AVERAGE([.A53:.H53])" office:value-type="float" office:value="2.04125" calcext:value-type="float">
            <text:p>2.041</text:p>
          </table:table-cell>
          <table:table-cell table:number-columns-repeated="9"/>
        </table:table-row>
        <table:table-row table:style-name="ro1">
          <table:table-cell office:value-type="float" office:value="1.99" calcext:value-type="float">
            <text:p>1.99</text:p>
          </table:table-cell>
          <table:table-cell table:number-columns-repeated="6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formula="of:=AVERAGE([.A54:.H54])" office:value-type="float" office:value="1.97125" calcext:value-type="float">
            <text:p>1.97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formula="of:=AVERAGE([.A55:.H55])" office:value-type="float" office:value="1.96625" calcext:value-type="float">
            <text:p>1.966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table:number-columns-repeated="3" office:value-type="float" office:value="2.04" calcext:value-type="float">
            <text:p>2.04</text:p>
          </table:table-cell>
          <table:table-cell table:formula="of:=AVERAGE([.A56:.H56])" office:value-type="float" office:value="2.04125" calcext:value-type="float">
            <text:p>2.04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office:value-type="float" office:value="1.98" calcext:value-type="float">
            <text:p>1.98</text:p>
          </table:table-cell>
          <table:table-cell table:formula="of:=AVERAGE([.A57:.H57])" office:value-type="float" office:value="1.98" calcext:value-type="float">
            <text:p>1.98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" calcext:value-type="float">
            <text:p>2.1</text:p>
          </table:table-cell>
          <table:table-cell table:number-columns-repeated="2" office:value-type="float" office:value="2.12" calcext:value-type="float">
            <text:p>2.12</text:p>
          </table:table-cell>
          <table:table-cell table:number-columns-repeated="4" office:value-type="float" office:value="2.11" calcext:value-type="float">
            <text:p>2.11</text:p>
          </table:table-cell>
          <table:table-cell table:formula="of:=AVERAGE([.A58:.H58])" office:value-type="float" office:value="2.11" calcext:value-type="float">
            <text:p>2.11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number-columns-repeated="4" office:value-type="float" office:value="2.03" calcext:value-type="float">
            <text:p>2.03</text:p>
          </table:table-cell>
          <table:table-cell office:value-type="float" office:value="2.02" calcext:value-type="float">
            <text:p>2.02</text:p>
          </table:table-cell>
          <table:table-cell table:formula="of:=AVERAGE([.A59:.H59])" office:value-type="float" office:value="2.03" calcext:value-type="float">
            <text:p>2.03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formula="of:=AVERAGE([.A60:.H60])" office:value-type="float" office:value="1.9625" calcext:value-type="float">
            <text:p>1.963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1.97" calcext:value-type="float">
            <text:p>1.97</text:p>
          </table:table-cell>
          <table:table-cell table:formula="of:=AVERAGE([.A61:.H61])" office:value-type="float" office:value="1.96875" calcext:value-type="float">
            <text:p>1.969</text:p>
          </table:table-cell>
          <table:table-cell table:number-columns-repeated="9"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3" calcext:value-type="float">
            <text:p>1.93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 table:formula="of:=AVERAGE([.A62:.H62])" office:value-type="float" office:value="1.95875" calcext:value-type="float">
            <text:p>1.959</text:p>
          </table:table-cell>
          <table:table-cell table:number-columns-repeated="9"/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office:value-type="float" office:value="2.02" calcext:value-type="float">
            <text:p>2.02</text:p>
          </table:table-cell>
          <table:table-cell office:value-type="float" office:value="2.04" calcext:value-type="float">
            <text:p>2.04</text:p>
          </table:table-cell>
          <table:table-cell table:formula="of:=AVERAGE([.A63:.H63])" office:value-type="float" office:value="2.03375" calcext:value-type="float">
            <text:p>2.03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.97" calcext:value-type="float">
            <text:p>1.97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formula="of:=AVERAGE([.A64:.H64])" office:value-type="float" office:value="1.9625" calcext:value-type="float">
            <text:p>1.963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number-columns-repeated="3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9" calcext:value-type="float">
            <text:p>1.99</text:p>
          </table:table-cell>
          <table:table-cell table:formula="of:=AVERAGE([.A65:.H65])" office:value-type="float" office:value="1.97375" calcext:value-type="float">
            <text:p>1.974</text:p>
          </table:table-cell>
          <table:table-cell table:number-columns-repeated="9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table:formula="of:=AVERAGE([.A66:.H66])" office:value-type="float" office:value="2.035" calcext:value-type="float">
            <text:p>2.035</text:p>
          </table:table-cell>
          <table:table-cell table:number-columns-repeated="9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09" calcext:value-type="float">
            <text:p>2.09</text:p>
          </table:table-cell>
          <table:table-cell office:value-type="float" office:value="2.06" calcext:value-type="float">
            <text:p>2.06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17" calcext:value-type="float">
            <text:p>2.17</text:p>
          </table:table-cell>
          <table:table-cell office:value-type="float" office:value="2.2" calcext:value-type="float">
            <text:p>2.2</text:p>
          </table:table-cell>
          <table:table-cell table:formula="of:=AVERAGE([.A67:.H67])" office:value-type="float" office:value="2.11375" calcext:value-type="float">
            <text:p>2.114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2" calcext:value-type="float">
            <text:p>1.92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formula="of:=AVERAGE([.A68:.H68])" office:value-type="float" office:value="1.96125" calcext:value-type="float">
            <text:p>1.96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formula="of:=AVERAGE([.A69:.H69])" office:value-type="float" office:value="1.96625" calcext:value-type="float">
            <text:p>1.966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5"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  <table:table-cell table:formula="of:=AVERAGE([.A70:.H70])" office:value-type="float" office:value="2.0275" calcext:value-type="float">
            <text:p>2.028</text:p>
          </table:table-cell>
          <table:table-cell table:number-columns-repeated="9"/>
        </table:table-row>
        <table:table-row table:style-name="ro1">
          <table:table-cell office:value-type="float" office:value="1.96" calcext:value-type="float">
            <text:p>1.96</text:p>
          </table:table-cell>
          <table:table-cell table:number-columns-repeated="5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formula="of:=AVERAGE([.A71:.H71])" office:value-type="float" office:value="1.9675" calcext:value-type="float">
            <text:p>1.96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table:number-columns-repeated="3" office:value-type="float" office:value="1.98" calcext:value-type="float">
            <text:p>1.98</text:p>
          </table:table-cell>
          <table:table-cell office:value-type="float" office:value="1.94" calcext:value-type="float">
            <text:p>1.94</text:p>
          </table:table-cell>
          <table:table-cell table:formula="of:=AVERAGE([.A72:.H72])" office:value-type="float" office:value="1.97625" calcext:value-type="float">
            <text:p>1.9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number-columns-repeated="3"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table:formula="of:=AVERAGE([.A73:.H73])" office:value-type="float" office:value="1.96875" calcext:value-type="float">
            <text:p>1.969</text:p>
          </table:table-cell>
          <table:table-cell table:number-columns-repeated="9"/>
        </table:table-row>
        <table:table-row table:style-name="ro1">
          <table:table-cell office:value-type="float" office:value="2.08" calcext:value-type="float">
            <text:p>2.08</text:p>
          </table:table-cell>
          <table:table-cell table:number-columns-repeated="2" office:value-type="float" office:value="2.04" calcext:value-type="float">
            <text:p>2.04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2.02" calcext:value-type="float">
            <text:p>2.02</text:p>
          </table:table-cell>
          <table:table-cell office:value-type="float" office:value="2.04" calcext:value-type="float">
            <text:p>2.04</text:p>
          </table:table-cell>
          <table:table-cell office:value-type="float" office:value="2.01" calcext:value-type="float">
            <text:p>2.01</text:p>
          </table:table-cell>
          <table:table-cell table:formula="of:=AVERAGE([.A74:.H74])" office:value-type="float" office:value="2.03625" calcext:value-type="float">
            <text:p>2.036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03" calcext:value-type="float">
            <text:p>2.03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float" office:value="2.04" calcext:value-type="float">
            <text:p>2.04</text:p>
          </table:table-cell>
          <table:table-cell table:formula="of:=AVERAGE([.A75:.H75])" office:value-type="float" office:value="2.035" calcext:value-type="float">
            <text:p>2.035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97" calcext:value-type="float">
            <text:p>1.97</text:p>
          </table:table-cell>
          <table:table-cell table:formula="of:=AVERAGE([.A76:.H76])" office:value-type="float" office:value="1.9675" calcext:value-type="float">
            <text:p>1.968</text:p>
          </table:table-cell>
          <table:table-cell table:number-columns-repeated="9"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2.03" calcext:value-type="float">
            <text:p>2.03</text:p>
          </table:table-cell>
          <table:table-cell table:formula="of:=AVERAGE([.A77:.H77])" office:value-type="float" office:value="2.0275" calcext:value-type="float">
            <text:p>2.028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7" office:value-type="float" office:value="2.03" calcext:value-type="float">
            <text:p>2.03</text:p>
          </table:table-cell>
          <table:table-cell table:formula="of:=AVERAGE([.A78:.H78])" office:value-type="float" office:value="2.03125" calcext:value-type="float">
            <text:p>2.031</text:p>
          </table:table-cell>
          <table:table-cell table:number-columns-repeated="9"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 office:value-type="float" office:value="1.97" calcext:value-type="float">
            <text:p>1.97</text:p>
          </table:table-cell>
          <table:table-cell office:value-type="float" office:value="1.99" calcext:value-type="float">
            <text:p>1.9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AVERAGE([.A79:.H79])" office:value-type="float" office:value="1.98125" calcext:value-type="float">
            <text:p>1.981</text:p>
          </table:table-cell>
          <table:table-cell table:number-columns-repeated="9"/>
        </table:table-row>
        <table:table-row table:style-name="ro1">
          <table:table-cell office:value-type="float" office:value="1.96" calcext:value-type="float">
            <text:p>1.96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formula="of:=AVERAGE([.A80:.H80])" office:value-type="float" office:value="1.96625" calcext:value-type="float">
            <text:p>1.966</text:p>
          </table:table-cell>
          <table:table-cell table:number-columns-repeated="9"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formula="of:=AVERAGE([.A81:.H81])" office:value-type="float" office:value="1.97" calcext:value-type="float">
            <text:p>1.970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AVERAGE([.A82:.H82])" office:value-type="float" office:value="1.98375" calcext:value-type="float">
            <text:p>1.98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3" calcext:value-type="float">
            <text:p>2.03</text:p>
          </table:table-cell>
          <table:table-cell office:value-type="float" office:value="2.01" calcext:value-type="float">
            <text:p>2.01</text:p>
          </table:table-cell>
          <table:table-cell office:value-type="float" office:value="2.02" calcext:value-type="float">
            <text:p>2.02</text:p>
          </table:table-cell>
          <table:table-cell table:number-columns-repeated="4" office:value-type="float" office:value="2.03" calcext:value-type="float">
            <text:p>2.03</text:p>
          </table:table-cell>
          <table:table-cell table:formula="of:=AVERAGE([.A83:.H83])" office:value-type="float" office:value="2.02625" calcext:value-type="float">
            <text:p>2.026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6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formula="of:=AVERAGE([.A84:.H84])" office:value-type="float" office:value="2.0325" calcext:value-type="float">
            <text:p>2.033</text:p>
          </table:table-cell>
          <table:table-cell table:number-columns-repeated="9"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table:number-columns-repeated="4" office:value-type="float" office:value="1.97" calcext:value-type="float">
            <text:p>1.97</text:p>
          </table:table-cell>
          <table:table-cell table:formula="of:=AVERAGE([.A85:.H85])" office:value-type="float" office:value="1.97" calcext:value-type="float">
            <text:p>1.970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table:formula="of:=AVERAGE([.A86:.H86])" office:value-type="float" office:value="2.03625" calcext:value-type="float">
            <text:p>2.03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 office:value-type="float" office:value="1.96" calcext:value-type="float">
            <text:p>1.96</text:p>
          </table:table-cell>
          <table:table-cell office:value-type="float" office:value="1.93" calcext:value-type="float">
            <text:p>1.93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2" calcext:value-type="float">
            <text:p>2</text:p>
          </table:table-cell>
          <table:table-cell table:formula="of:=AVERAGE([.A87:.H87])" office:value-type="float" office:value="1.96125" calcext:value-type="float">
            <text:p>1.961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table:number-columns-repeated="3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formula="of:=AVERAGE([.A88:.H88])" office:value-type="float" office:value="1.975" calcext:value-type="float">
            <text:p>1.975</text:p>
          </table:table-cell>
          <table:table-cell table:number-columns-repeated="9"/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2.02" calcext:value-type="float">
            <text:p>2.02</text:p>
          </table:table-cell>
          <table:table-cell office:value-type="float" office:value="2.01" calcext:value-type="float">
            <text:p>2.01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formula="of:=AVERAGE([.A89:.H89])" office:value-type="float" office:value="2.02625" calcext:value-type="float">
            <text:p>2.026</text:p>
          </table:table-cell>
          <table:table-cell table:number-columns-repeated="9"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2.01" calcext:value-type="float">
            <text:p>2.01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AVERAGE([.A90:.H90])" office:value-type="float" office:value="1.99125" calcext:value-type="float">
            <text:p>1.99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5" calcext:value-type="float">
            <text:p>1.95</text:p>
          </table:table-cell>
          <table:table-cell office:value-type="float" office:value="1.94" calcext:value-type="float">
            <text:p>1.94</text:p>
          </table:table-cell>
          <table:table-cell office:value-type="float" office:value="1.96" calcext:value-type="float">
            <text:p>1.96</text:p>
          </table:table-cell>
          <table:table-cell table:formula="of:=AVERAGE([.A91:.H91])" office:value-type="float" office:value="1.96125" calcext:value-type="float">
            <text:p>1.96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04" calcext:value-type="float">
            <text:p>2.04</text:p>
          </table:table-cell>
          <table:table-cell office:value-type="float" office:value="2.06" calcext:value-type="float">
            <text:p>2.06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table:formula="of:=AVERAGE([.A92:.H92])" office:value-type="float" office:value="2.0425" calcext:value-type="float">
            <text:p>2.04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9" calcext:value-type="float">
            <text:p>1.99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formula="of:=AVERAGE([.A93:.H93])" office:value-type="float" office:value="1.9775" calcext:value-type="float">
            <text:p>1.97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.97" calcext:value-type="float">
            <text:p>1.97</text:p>
          </table:table-cell>
          <table:table-cell table:number-columns-repeated="3" office:value-type="float" office:value="1.96" calcext:value-type="float">
            <text:p>1.96</text:p>
          </table:table-cell>
          <table:table-cell table:number-columns-repeated="3" office:value-type="float" office:value="1.97" calcext:value-type="float">
            <text:p>1.97</text:p>
          </table:table-cell>
          <table:table-cell table:formula="of:=AVERAGE([.A94:.H94])" office:value-type="float" office:value="1.96625" calcext:value-type="float">
            <text:p>1.96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4" calcext:value-type="float">
            <text:p>2.04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  <table:table-cell table:formula="of:=AVERAGE([.A95:.H95])" office:value-type="float" office:value="2.0275" calcext:value-type="float">
            <text:p>2.028</text:p>
          </table:table-cell>
          <table:table-cell table:number-columns-repeated="9"/>
        </table:table-row>
        <table:table-row table:style-name="ro1">
          <table:table-cell office:value-type="float" office:value="1.99" calcext:value-type="float">
            <text:p>1.9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table:formula="of:=AVERAGE([.A96:.H96])" office:value-type="float" office:value="1.98" calcext:value-type="float">
            <text:p>1.980</text:p>
          </table:table-cell>
          <table:table-cell table:number-columns-repeated="9"/>
        </table:table-row>
        <table:table-row table:style-name="ro1">
          <table:table-cell office:value-type="float" office:value="1.95" calcext:value-type="float">
            <text:p>1.95</text:p>
          </table:table-cell>
          <table:table-cell table:number-columns-repeated="3"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 table:formula="of:=AVERAGE([.A97:.H97])" office:value-type="float" office:value="1.95625" calcext:value-type="float">
            <text:p>1.956</text:p>
          </table:table-cell>
          <table:table-cell table:number-columns-repeated="9"/>
        </table:table-row>
        <table:table-row table:style-name="ro1">
          <table:table-cell office:value-type="float" office:value="2.02" calcext:value-type="float">
            <text:p>2.02</text:p>
          </table:table-cell>
          <table:table-cell table:number-columns-repeated="4"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office:value-type="float" office:value="2.02" calcext:value-type="float">
            <text:p>2.02</text:p>
          </table:table-cell>
          <table:table-cell office:value-type="float" office:value="2.04" calcext:value-type="float">
            <text:p>2.04</text:p>
          </table:table-cell>
          <table:table-cell table:formula="of:=AVERAGE([.A98:.H98])" office:value-type="float" office:value="2.03125" calcext:value-type="float">
            <text:p>2.03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8" calcext:value-type="float">
            <text:p>1.98</text:p>
          </table:table-cell>
          <table:table-cell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.96" calcext:value-type="float">
            <text:p>1.96</text:p>
          </table:table-cell>
          <table:table-cell table:formula="of:=AVERAGE([.A99:.H99])" office:value-type="float" office:value="1.96375" calcext:value-type="float">
            <text:p>1.964</text:p>
          </table:table-cell>
          <table:table-cell table:number-columns-repeated="9"/>
        </table:table-row>
        <table:table-row table:style-name="ro1">
          <table:table-cell office:value-type="float" office:value="2.01" calcext:value-type="float">
            <text:p>2.01</text:p>
          </table:table-cell>
          <table:table-cell table:number-columns-repeated="3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AVERAGE([.A100:.H100])" office:value-type="float" office:value="2.0175" calcext:value-type="float">
            <text:p>2.018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04" calcext:value-type="float">
            <text:p>2.04</text:p>
          </table:table-cell>
          <table:table-cell office:value-type="float" office:value="2.02" calcext:value-type="float">
            <text:p>2.02</text:p>
          </table:table-cell>
          <table:table-cell table:number-columns-repeated="3" office:value-type="float" office:value="2.03" calcext:value-type="float">
            <text:p>2.03</text:p>
          </table:table-cell>
          <table:table-cell table:formula="of:=AVERAGE([.A101:.H101])" office:value-type="float" office:value="2.03375" calcext:value-type="float">
            <text:p>2.034</text:p>
          </table:table-cell>
          <table:table-cell table:number-columns-repeated="9"/>
        </table:table-row>
      </table:table>
      <table:table table:name="thread-freqs-0-1" table:style-name="ta1">
        <table:shapes>
          <draw:frame draw:z-index="0" draw:style-name="gr1" draw:text-style-name="P1" svg:width="231.35mm" svg:height="89.99mm" svg:x="122.18mm" svg:y="27.1mm">
            <loext:p/>
            <draw:object draw:notify-on-update-of-ranges="'thread-freqs-0-1'.I1:'thread-freqs-0-1'.I1 'thread-freqs-0-1'.I2:'thread-freqs-0-1'.I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8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  <table:table-cell table:style-name="Default" office:value-type="string" calcext:value-type="string">
            <text:p>Promedio (Apagado/Encendido)</text:p>
          </table:table-cell>
          <table:table-cell/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12" calcext:value-type="float">
            <text:p>2.12</text:p>
          </table:table-cell>
          <table:table-cell table:number-columns-repeated="3" office:value-type="float" office:value="2.11" calcext:value-type="float">
            <text:p>2.11</text:p>
          </table:table-cell>
          <table:table-cell table:formula="of:=AVERAGE([.A2:.H2])" office:value-type="float" office:value="2.1125" calcext:value-type="float">
            <text:p>2.113</text:p>
          </table:table-cell>
          <table:table-cell/>
          <table:table-cell table:formula="of:=MEDIAN([.A2:.A100])" office:value-type="float" office:value="2.11" calcext:value-type="float">
            <text:p>2.11</text:p>
          </table:table-cell>
          <table:table-cell table:formula="of:=MEDIAN([.B2:.B100])" office:value-type="float" office:value="2.11" calcext:value-type="float">
            <text:p>2.11</text:p>
          </table:table-cell>
          <table:table-cell table:formula="of:=MEDIAN([.C2:.C100])" office:value-type="float" office:value="2.11" calcext:value-type="float">
            <text:p>2.11</text:p>
          </table:table-cell>
          <table:table-cell table:formula="of:=MEDIAN([.D2:.D100])" office:value-type="float" office:value="2.11" calcext:value-type="float">
            <text:p>2.11</text:p>
          </table:table-cell>
          <table:table-cell table:formula="of:=MEDIAN([.E2:.E100])" office:value-type="float" office:value="2.11" calcext:value-type="float">
            <text:p>2.11</text:p>
          </table:table-cell>
          <table:table-cell table:formula="of:=MEDIAN([.F2:.F100])" office:value-type="float" office:value="2.11" calcext:value-type="float">
            <text:p>2.11</text:p>
          </table:table-cell>
          <table:table-cell table:formula="of:=MEDIAN([.G2:.G100])" office:value-type="float" office:value="2.11" calcext:value-type="float">
            <text:p>2.11</text:p>
          </table:table-cell>
          <table:table-cell table:formula="of:=MEDIAN([.H2:.H100])" office:value-type="float" office:value="2.11" calcext:value-type="float">
            <text:p>2.11</text:p>
          </table:table-cell>
        </table:table-row>
        <table:table-row table:style-name="ro1">
          <table:table-cell table:number-columns-repeated="4" office:value-type="float" office:value="1.99" calcext:value-type="float">
            <text:p>1.99</text:p>
          </table:table-cell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8" calcext:value-type="float">
            <text:p>1.98</text:p>
          </table:table-cell>
          <table:table-cell table:formula="of:=AVERAGE([.A3:.H3])" office:value-type="float" office:value="1.98625" calcext:value-type="float">
            <text:p>1.986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2.05" calcext:value-type="float">
            <text:p>2.05</text:p>
          </table:table-cell>
          <table:table-cell table:number-columns-repeated="2" office:value-type="float" office:value="2.04" calcext:value-type="float">
            <text:p>2.04</text:p>
          </table:table-cell>
          <table:table-cell table:formula="of:=AVERAGE([.A4:.H4])" office:value-type="float" office:value="2.0425" calcext:value-type="float">
            <text:p>2.043</text:p>
          </table:table-cell>
          <table:table-cell/>
          <table:table-cell table:style-name="ce1" table:formula="of:=AVERAGE([.I2:.I100])" office:value-type="float" office:value="2.08688131313131" calcext:value-type="float">
            <text:p>2.08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.1" calcext:value-type="float">
            <text:p>2.1</text:p>
          </table:table-cell>
          <table:table-cell office:value-type="float" office:value="2.09" calcext:value-type="float">
            <text:p>2.09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float" office:value="2.04" calcext:value-type="float">
            <text:p>2.04</text:p>
          </table:table-cell>
          <table:table-cell table:formula="of:=AVERAGE([.A5:.H5])" office:value-type="float" office:value="2.06125" calcext:value-type="float">
            <text:p>2.06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11" calcext:value-type="float">
            <text:p>2.11</text:p>
          </table:table-cell>
          <table:table-cell table:number-columns-repeated="2" office:value-type="float" office:value="2.13" calcext:value-type="float">
            <text:p>2.13</text:p>
          </table:table-cell>
          <table:table-cell table:number-columns-repeated="3" office:value-type="float" office:value="2.11" calcext:value-type="float">
            <text:p>2.11</text:p>
          </table:table-cell>
          <table:table-cell table:formula="of:=AVERAGE([.A6:.H6])" office:value-type="float" office:value="2.115" calcext:value-type="float">
            <text:p>2.115</text:p>
          </table:table-cell>
          <table:table-cell table:number-columns-repeated="9"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6" calcext:value-type="float">
            <text:p>2.06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table:formula="of:=AVERAGE([.A7:.H7])" office:value-type="float" office:value="2.04875" calcext:value-type="float">
            <text:p>2.049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11" calcext:value-type="float">
            <text:p>2.11</text:p>
          </table:table-cell>
          <table:table-cell office:value-type="float" office:value="2.13" calcext:value-type="float">
            <text:p>2.13</text:p>
          </table:table-cell>
          <table:table-cell table:number-columns-repeated="3" office:value-type="float" office:value="2.11" calcext:value-type="float">
            <text:p>2.11</text:p>
          </table:table-cell>
          <table:table-cell table:formula="of:=AVERAGE([.A8:.H8])" office:value-type="float" office:value="2.1125" calcext:value-type="float">
            <text:p>2.113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9:.H9])" office:value-type="float" office:value="2.11" calcext:value-type="float">
            <text:p>2.11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.99" calcext:value-type="float">
            <text:p>1.99</text:p>
          </table:table-cell>
          <table:table-cell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A10:.H10])" office:value-type="float" office:value="1.99" calcext:value-type="float">
            <text:p>1.99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table:formula="of:=AVERAGE([.A11:.H11])" office:value-type="float" office:value="2.04875" calcext:value-type="float">
            <text:p>2.049</text:p>
          </table:table-cell>
          <table:table-cell table:number-columns-repeated="9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table:number-columns-repeated="3"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table:formula="of:=AVERAGE([.A12:.H12])" office:value-type="float" office:value="2.04375" calcext:value-type="float">
            <text:p>2.044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11" calcext:value-type="float">
            <text:p>2.11</text:p>
          </table:table-cell>
          <table:table-cell office:value-type="float" office:value="2.15" calcext:value-type="float">
            <text:p>2.15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2.11" calcext:value-type="float">
            <text:p>2.11</text:p>
          </table:table-cell>
          <table:table-cell table:formula="of:=AVERAGE([.A13:.H13])" office:value-type="float" office:value="2.12375" calcext:value-type="float">
            <text:p>2.12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7" calcext:value-type="float">
            <text:p>2.17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table:number-columns-repeated="3" office:value-type="float" office:value="2.18" calcext:value-type="float">
            <text:p>2.18</text:p>
          </table:table-cell>
          <table:table-cell table:formula="of:=AVERAGE([.A14:.H14])" office:value-type="float" office:value="2.17625" calcext:value-type="float">
            <text:p>2.176</text:p>
          </table:table-cell>
          <table:table-cell table:number-columns-repeated="9"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formula="of:=AVERAGE([.A15:.H15])" office:value-type="float" office:value="1.97875" calcext:value-type="float">
            <text:p>1.979</text:p>
          </table:table-cell>
          <table:table-cell table:number-columns-repeated="9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table:number-columns-repeated="3"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table:formula="of:=AVERAGE([.A16:.H16])" office:value-type="float" office:value="2.04875" calcext:value-type="float">
            <text:p>2.049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number-columns-repeated="6" office:value-type="float" office:value="2.11" calcext:value-type="float">
            <text:p>2.11</text:p>
          </table:table-cell>
          <table:table-cell table:formula="of:=AVERAGE([.A17:.H17])" office:value-type="float" office:value="2.10875" calcext:value-type="float">
            <text:p>2.10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table:formula="of:=AVERAGE([.A18:.H18])" office:value-type="float" office:value="2.11375" calcext:value-type="float">
            <text:p>2.114</text:p>
          </table:table-cell>
          <table:table-cell table:number-columns-repeated="9"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2.2" calcext:value-type="float">
            <text:p>2.2</text:p>
          </table:table-cell>
          <table:table-cell office:value-type="float" office:value="2.17" calcext:value-type="float">
            <text:p>2.17</text:p>
          </table:table-cell>
          <table:table-cell office:value-type="float" office:value="2.16" calcext:value-type="float">
            <text:p>2.16</text:p>
          </table:table-cell>
          <table:table-cell table:number-columns-repeated="4" office:value-type="float" office:value="2.2" calcext:value-type="float">
            <text:p>2.2</text:p>
          </table:table-cell>
          <table:table-cell table:formula="of:=AVERAGE([.A19:.H19])" office:value-type="float" office:value="2.18875" calcext:value-type="float">
            <text:p>2.18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20:.H20])" office:value-type="float" office:value="2.11375" calcext:value-type="float">
            <text:p>2.114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formula="of:=AVERAGE([.A21:.H21])" office:value-type="float" office:value="1.98" calcext:value-type="float">
            <text:p>1.98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12" calcext:value-type="float">
            <text:p>2.12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formula="of:=AVERAGE([.A22:.H22])" office:value-type="float" office:value="2.10875" calcext:value-type="float">
            <text:p>2.109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05" calcext:value-type="float">
            <text:p>2.05</text:p>
          </table:table-cell>
          <table:table-cell table:formula="of:=AVERAGE([.A23:.H23])" office:value-type="float" office:value="2.05" calcext:value-type="float">
            <text:p>2.050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number-columns-repeated="3" office:value-type="float" office:value="2.11" calcext:value-type="float">
            <text:p>2.11</text:p>
          </table:table-cell>
          <table:table-cell table:number-columns-repeated="4" office:value-type="float" office:value="2.12" calcext:value-type="float">
            <text:p>2.12</text:p>
          </table:table-cell>
          <table:table-cell table:formula="of:=AVERAGE([.A24:.H24])" office:value-type="float" office:value="2.11625" calcext:value-type="float">
            <text:p>2.116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12" calcext:value-type="float">
            <text:p>2.12</text:p>
          </table:table-cell>
          <table:table-cell table:number-columns-repeated="4" office:value-type="float" office:value="2.11" calcext:value-type="float">
            <text:p>2.11</text:p>
          </table:table-cell>
          <table:table-cell table:formula="of:=AVERAGE([.A25:.H25])" office:value-type="float" office:value="2.115" calcext:value-type="float">
            <text:p>2.115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office:value-type="float" office:value="2.2" calcext:value-type="float">
            <text:p>2.2</text:p>
          </table:table-cell>
          <table:table-cell office:value-type="float" office:value="2.17" calcext:value-type="float">
            <text:p>2.17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formula="of:=AVERAGE([.A26:.H26])" office:value-type="float" office:value="2.185" calcext:value-type="float">
            <text:p>2.18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5" office:value-type="float" office:value="2.11" calcext:value-type="float">
            <text:p>2.11</text:p>
          </table:table-cell>
          <table:table-cell table:formula="of:=AVERAGE([.A27:.H27])" office:value-type="float" office:value="2.11125" calcext:value-type="float">
            <text:p>2.111</text:p>
          </table:table-cell>
          <table:table-cell table:number-columns-repeated="9"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table:number-columns-repeated="5" office:value-type="float" office:value="2.06" calcext:value-type="float">
            <text:p>2.06</text:p>
          </table:table-cell>
          <table:table-cell office:value-type="float" office:value="2.07" calcext:value-type="float">
            <text:p>2.07</text:p>
          </table:table-cell>
          <table:table-cell table:formula="of:=AVERAGE([.A28:.H28])" office:value-type="float" office:value="2.06" calcext:value-type="float">
            <text:p>2.06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11" calcext:value-type="float">
            <text:p>2.11</text:p>
          </table:table-cell>
          <table:table-cell table:formula="of:=AVERAGE([.A29:.H29])" office:value-type="float" office:value="2.11" calcext:value-type="float">
            <text:p>2.110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17" calcext:value-type="float">
            <text:p>2.17</text:p>
          </table:table-cell>
          <table:table-cell table:number-columns-repeated="3"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office:value-type="float" office:value="2.2" calcext:value-type="float">
            <text:p>2.2</text:p>
          </table:table-cell>
          <table:table-cell office:value-type="float" office:value="2.17" calcext:value-type="float">
            <text:p>2.17</text:p>
          </table:table-cell>
          <table:table-cell table:formula="of:=AVERAGE([.A30:.H30])" office:value-type="float" office:value="2.18" calcext:value-type="float">
            <text:p>2.180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11" calcext:value-type="float">
            <text:p>2.11</text:p>
          </table:table-cell>
          <table:table-cell office:value-type="float" office:value="2.19" calcext:value-type="float">
            <text:p>2.19</text:p>
          </table:table-cell>
          <table:table-cell table:formula="of:=AVERAGE([.A31:.H31])" office:value-type="float" office:value="2.12" calcext:value-type="float">
            <text:p>2.120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table:formula="of:=AVERAGE([.A32:.H32])" office:value-type="float" office:value="1.98625" calcext:value-type="float">
            <text:p>1.986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3" calcext:value-type="float">
            <text:p>2.13</text:p>
          </table:table-cell>
          <table:table-cell office:value-type="float" office:value="2.12" calcext:value-type="float">
            <text:p>2.12</text:p>
          </table:table-cell>
          <table:table-cell table:formula="of:=AVERAGE([.A33:.H33])" office:value-type="float" office:value="2.11625" calcext:value-type="float">
            <text:p>2.116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06" calcext:value-type="float">
            <text:p>2.06</text:p>
          </table:table-cell>
          <table:table-cell table:number-columns-repeated="4"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table:formula="of:=AVERAGE([.A34:.H34])" office:value-type="float" office:value="2.04875" calcext:value-type="float">
            <text:p>2.049</text:p>
          </table:table-cell>
          <table:table-cell table:number-columns-repeated="9"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35:.H35])" office:value-type="float" office:value="2.115" calcext:value-type="float">
            <text:p>2.115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2.11" calcext:value-type="float">
            <text:p>2.11</text:p>
          </table:table-cell>
          <table:table-cell table:formula="of:=AVERAGE([.A36:.H36])" office:value-type="float" office:value="2.15375" calcext:value-type="float">
            <text:p>2.154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18" calcext:value-type="float">
            <text:p>2.18</text:p>
          </table:table-cell>
          <table:table-cell table:number-columns-repeated="4" office:value-type="float" office:value="2.19" calcext:value-type="float">
            <text:p>2.19</text:p>
          </table:table-cell>
          <table:table-cell table:formula="of:=AVERAGE([.A37:.H37])" office:value-type="float" office:value="2.18875" calcext:value-type="float">
            <text:p>2.189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11" calcext:value-type="float">
            <text:p>2.11</text:p>
          </table:table-cell>
          <table:table-cell table:formula="of:=AVERAGE([.A38:.H38])" office:value-type="float" office:value="2.11" calcext:value-type="float">
            <text:p>2.11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office:value-type="float" office:value="1.97" calcext:value-type="float">
            <text:p>1.97</text:p>
          </table:table-cell>
          <table:table-cell office:value-type="float" office:value="1.99" calcext:value-type="float">
            <text:p>1.99</text:p>
          </table:table-cell>
          <table:table-cell office:value-type="float" office:value="1.98" calcext:value-type="float">
            <text:p>1.98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table:formula="of:=AVERAGE([.A39:.H39])" office:value-type="float" office:value="1.99" calcext:value-type="float">
            <text:p>1.99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formula="of:=AVERAGE([.A40:.H40])" office:value-type="float" office:value="2.1125" calcext:value-type="float">
            <text:p>2.113</text:p>
          </table:table-cell>
          <table:table-cell table:number-columns-repeated="9"/>
        </table:table-row>
        <table:table-row table:style-name="ro1">
          <table:table-cell office:value-type="float" office:value="2.06" calcext:value-type="float">
            <text:p>2.06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table:number-columns-repeated="4" office:value-type="float" office:value="2.05" calcext:value-type="float">
            <text:p>2.05</text:p>
          </table:table-cell>
          <table:table-cell table:formula="of:=AVERAGE([.A41:.H41])" office:value-type="float" office:value="2.05" calcext:value-type="float">
            <text:p>2.050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42:.H42])" office:value-type="float" office:value="2.11125" calcext:value-type="float">
            <text:p>2.111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formula="of:=AVERAGE([.A43:.H43])" office:value-type="float" office:value="2.1075" calcext:value-type="float">
            <text:p>2.10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.99" calcext:value-type="float">
            <text:p>1.99</text:p>
          </table:table-cell>
          <table:table-cell office:value-type="float" office:value="1.98" calcext:value-type="float">
            <text:p>1.98</text:p>
          </table:table-cell>
          <table:table-cell table:number-columns-repeated="3" office:value-type="float" office:value="1.99" calcext:value-type="float">
            <text:p>1.99</text:p>
          </table:table-cell>
          <table:table-cell table:formula="of:=AVERAGE([.A44:.H44])" office:value-type="float" office:value="1.99125" calcext:value-type="float">
            <text:p>1.991</text:p>
          </table:table-cell>
          <table:table-cell table:number-columns-repeated="9"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2.07" calcext:value-type="float">
            <text:p>2.07</text:p>
          </table:table-cell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table:formula="of:=AVERAGE([.A45:.H45])" office:value-type="float" office:value="2.0575" calcext:value-type="float">
            <text:p>2.058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11" calcext:value-type="float">
            <text:p>2.11</text:p>
          </table:table-cell>
          <table:table-cell table:formula="of:=AVERAGE([.A46:.H46])" office:value-type="float" office:value="2.11" calcext:value-type="float">
            <text:p>2.11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9" calcext:value-type="float">
            <text:p>2.19</text:p>
          </table:table-cell>
          <table:table-cell office:value-type="float" office:value="2.17" calcext:value-type="float">
            <text:p>2.17</text:p>
          </table:table-cell>
          <table:table-cell office:value-type="float" office:value="2.15" calcext:value-type="float">
            <text:p>2.15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16" calcext:value-type="float">
            <text:p>2.16</text:p>
          </table:table-cell>
          <table:table-cell table:formula="of:=AVERAGE([.A47:.H47])" office:value-type="float" office:value="2.18" calcext:value-type="float">
            <text:p>2.180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2.14" calcext:value-type="float">
            <text:p>2.14</text:p>
          </table:table-cell>
          <table:table-cell table:number-columns-repeated="3" office:value-type="float" office:value="2.11" calcext:value-type="float">
            <text:p>2.11</text:p>
          </table:table-cell>
          <table:table-cell table:formula="of:=AVERAGE([.A48:.H48])" office:value-type="float" office:value="2.11125" calcext:value-type="float">
            <text:p>2.11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table:formula="of:=AVERAGE([.A49:.H49])" office:value-type="float" office:value="2.0525" calcext:value-type="float">
            <text:p>2.053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.11" calcext:value-type="float">
            <text:p>2.11</text:p>
          </table:table-cell>
          <table:table-cell office:value-type="float" office:value="2.16" calcext:value-type="float">
            <text:p>2.16</text:p>
          </table:table-cell>
          <table:table-cell office:value-type="float" office:value="2.11" calcext:value-type="float">
            <text:p>2.11</text:p>
          </table:table-cell>
          <table:table-cell table:formula="of:=AVERAGE([.A50:.H50])" office:value-type="float" office:value="2.11625" calcext:value-type="float">
            <text:p>2.11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8" calcext:value-type="float">
            <text:p>2.18</text:p>
          </table:table-cell>
          <table:table-cell office:value-type="float" office:value="2.16" calcext:value-type="float">
            <text:p>2.16</text:p>
          </table:table-cell>
          <table:table-cell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6" calcext:value-type="float">
            <text:p>2.16</text:p>
          </table:table-cell>
          <table:table-cell office:value-type="float" office:value="2.2" calcext:value-type="float">
            <text:p>2.2</text:p>
          </table:table-cell>
          <table:table-cell table:formula="of:=AVERAGE([.A51:.H51])" office:value-type="float" office:value="2.18125" calcext:value-type="float">
            <text:p>2.181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  <table:table-cell table:formula="of:=AVERAGE([.A52:.H52])" office:value-type="float" office:value="2" calcext:value-type="float">
            <text:p>2.000</text:p>
          </table:table-cell>
          <table:table-cell table:number-columns-repeated="9"/>
        </table:table-row>
        <table:table-row table:style-name="ro1">
          <table:table-cell office:value-type="float" office:value="2.06" calcext:value-type="float">
            <text:p>2.06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table:formula="of:=AVERAGE([.A53:.H53])" office:value-type="float" office:value="2.04875" calcext:value-type="float">
            <text:p>2.049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2.11" calcext:value-type="float">
            <text:p>2.11</text:p>
          </table:table-cell>
          <table:table-cell table:formula="of:=AVERAGE([.A54:.H54])" office:value-type="float" office:value="2.1125" calcext:value-type="float">
            <text:p>2.113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table:formula="of:=AVERAGE([.A55:.H55])" office:value-type="float" office:value="2.11125" calcext:value-type="float">
            <text:p>2.11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table:formula="of:=AVERAGE([.A56:.H56])" office:value-type="float" office:value="1.9825" calcext:value-type="float">
            <text:p>1.983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7" calcext:value-type="float">
            <text:p>2.07</text:p>
          </table:table-cell>
          <table:table-cell office:value-type="float" office:value="2.04" calcext:value-type="float">
            <text:p>2.04</text:p>
          </table:table-cell>
          <table:table-cell table:formula="of:=AVERAGE([.A57:.H57])" office:value-type="float" office:value="2.0525" calcext:value-type="float">
            <text:p>2.053</text:p>
          </table:table-cell>
          <table:table-cell table:number-columns-repeated="9"/>
        </table:table-row>
        <table:table-row table:style-name="ro1">
          <table:table-cell office:value-type="float" office:value="2.08" calcext:value-type="float">
            <text:p>2.08</text:p>
          </table:table-cell>
          <table:table-cell table:number-columns-repeated="2" office:value-type="float" office:value="2.06" calcext:value-type="float">
            <text:p>2.06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table:formula="of:=AVERAGE([.A58:.H58])" office:value-type="float" office:value="2.05625" calcext:value-type="float">
            <text:p>2.056</text:p>
          </table:table-cell>
          <table:table-cell table:number-columns-repeated="9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59:.H59])" office:value-type="float" office:value="2.1175" calcext:value-type="float">
            <text:p>2.11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2" calcext:value-type="float">
            <text:p>2.02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2.05" calcext:value-type="float">
            <text:p>2.05</text:p>
          </table:table-cell>
          <table:table-cell table:formula="of:=AVERAGE([.A60:.H60])" office:value-type="float" office:value="2.04375" calcext:value-type="float">
            <text:p>2.044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11" calcext:value-type="float">
            <text:p>2.11</text:p>
          </table:table-cell>
          <table:table-cell office:value-type="float" office:value="2.15" calcext:value-type="float">
            <text:p>2.15</text:p>
          </table:table-cell>
          <table:table-cell office:value-type="float" office:value="2.13" calcext:value-type="float">
            <text:p>2.13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formula="of:=AVERAGE([.A61:.H61])" office:value-type="float" office:value="2.11625" calcext:value-type="float">
            <text:p>2.116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62:.H62])" office:value-type="float" office:value="2.11125" calcext:value-type="float">
            <text:p>2.111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float" office:value="2.2" calcext:value-type="float">
            <text:p>2.2</text:p>
          </table:table-cell>
          <table:table-cell table:formula="of:=AVERAGE([.A63:.H63])" office:value-type="float" office:value="2.19375" calcext:value-type="float">
            <text:p>2.194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number-columns-repeated="3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formula="of:=AVERAGE([.A64:.H64])" office:value-type="float" office:value="2.10875" calcext:value-type="float">
            <text:p>2.109</text:p>
          </table:table-cell>
          <table:table-cell table:number-columns-repeated="9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number-columns-repeated="5" office:value-type="float" office:value="2.04" calcext:value-type="float">
            <text:p>2.04</text:p>
          </table:table-cell>
          <table:table-cell table:number-columns-repeated="2" office:value-type="float" office:value="2.05" calcext:value-type="float">
            <text:p>2.05</text:p>
          </table:table-cell>
          <table:table-cell table:formula="of:=AVERAGE([.A65:.H65])" office:value-type="float" office:value="2.04375" calcext:value-type="float">
            <text:p>2.044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11" calcext:value-type="float">
            <text:p>2.11</text:p>
          </table:table-cell>
          <table:table-cell table:formula="of:=AVERAGE([.A66:.H66])" office:value-type="float" office:value="2.10875" calcext:value-type="float">
            <text:p>2.10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2.05" calcext:value-type="float">
            <text:p>2.05</text:p>
          </table:table-cell>
          <table:table-cell office:value-type="float" office:value="2.07" calcext:value-type="float">
            <text:p>2.07</text:p>
          </table:table-cell>
          <table:table-cell office:value-type="float" office:value="2.06" calcext:value-type="float">
            <text:p>2.06</text:p>
          </table:table-cell>
          <table:table-cell table:formula="of:=AVERAGE([.A67:.H67])" office:value-type="float" office:value="2.0525" calcext:value-type="float">
            <text:p>2.05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.98" calcext:value-type="float">
            <text:p>1.98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9" calcext:value-type="float">
            <text:p>1.99</text:p>
          </table:table-cell>
          <table:table-cell office:value-type="float" office:value="1.98" calcext:value-type="float">
            <text:p>1.98</text:p>
          </table:table-cell>
          <table:table-cell office:value-type="float" office:value="1.94" calcext:value-type="float">
            <text:p>1.94</text:p>
          </table:table-cell>
          <table:table-cell office:value-type="float" office:value="1.98" calcext:value-type="float">
            <text:p>1.98</text:p>
          </table:table-cell>
          <table:table-cell table:formula="of:=AVERAGE([.A68:.H68])" office:value-type="float" office:value="1.97375" calcext:value-type="float">
            <text:p>1.974</text:p>
          </table:table-cell>
          <table:table-cell table:number-columns-repeated="9"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table:number-columns-repeated="3"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table:formula="of:=AVERAGE([.A69:.H69])" office:value-type="float" office:value="2.055" calcext:value-type="float">
            <text:p>2.055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formula="of:=AVERAGE([.A70:.H70])" office:value-type="float" office:value="2.11125" calcext:value-type="float">
            <text:p>2.111</text:p>
          </table:table-cell>
          <table:table-cell table:number-columns-repeated="9"/>
        </table:table-row>
        <table:table-row table:style-name="ro1">
          <table:table-cell office:value-type="float" office:value="2.1" calcext:value-type="float">
            <text:p>2.1</text:p>
          </table:table-cell>
          <table:table-cell table:number-columns-repeated="6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formula="of:=AVERAGE([.A71:.H71])" office:value-type="float" office:value="2.11" calcext:value-type="float">
            <text:p>2.110</text:p>
          </table:table-cell>
          <table:table-cell table:number-columns-repeated="9"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2.08" calcext:value-type="float">
            <text:p>2.08</text:p>
          </table:table-cell>
          <table:table-cell office:value-type="float" office:value="2.07" calcext:value-type="float">
            <text:p>2.07</text:p>
          </table:table-cell>
          <table:table-cell office:value-type="float" office:value="2.04" calcext:value-type="float">
            <text:p>2.04</text:p>
          </table:table-cell>
          <table:table-cell table:formula="of:=AVERAGE([.A72:.H72])" office:value-type="float" office:value="2.0525" calcext:value-type="float">
            <text:p>2.053</text:p>
          </table:table-cell>
          <table:table-cell table:number-columns-repeated="9"/>
        </table:table-row>
        <table:table-row table:style-name="ro1">
          <table:table-cell office:value-type="float" office:value="2.1" calcext:value-type="float">
            <text:p>2.1</text:p>
          </table:table-cell>
          <table:table-cell table:number-columns-repeated="3"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table:formula="of:=AVERAGE([.A73:.H73])" office:value-type="float" office:value="2.11125" calcext:value-type="float">
            <text:p>2.111</text:p>
          </table:table-cell>
          <table:table-cell table:number-columns-repeated="9"/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2.06" calcext:value-type="float">
            <text:p>2.06</text:p>
          </table:table-cell>
          <table:table-cell office:value-type="float" office:value="2.1" calcext:value-type="float">
            <text:p>2.1</text:p>
          </table:table-cell>
          <table:table-cell office:value-type="float" office:value="2.07" calcext:value-type="float">
            <text:p>2.07</text:p>
          </table:table-cell>
          <table:table-cell office:value-type="float" office:value="2.06" calcext:value-type="float">
            <text:p>2.06</text:p>
          </table:table-cell>
          <table:table-cell office:value-type="float" office:value="2.1" calcext:value-type="float">
            <text:p>2.1</text:p>
          </table:table-cell>
          <table:table-cell office:value-type="float" office:value="2.07" calcext:value-type="float">
            <text:p>2.07</text:p>
          </table:table-cell>
          <table:table-cell office:value-type="float" office:value="2.1" calcext:value-type="float">
            <text:p>2.1</text:p>
          </table:table-cell>
          <table:table-cell table:formula="of:=AVERAGE([.A74:.H74])" office:value-type="float" office:value="2.08125" calcext:value-type="float">
            <text:p>2.081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7" calcext:value-type="float">
            <text:p>2.07</text:p>
          </table:table-cell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table:formula="of:=AVERAGE([.A75:.H75])" office:value-type="float" office:value="2.045" calcext:value-type="float">
            <text:p>2.045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number-columns-repeated="7" office:value-type="float" office:value="2.11" calcext:value-type="float">
            <text:p>2.11</text:p>
          </table:table-cell>
          <table:table-cell table:formula="of:=AVERAGE([.A76:.H76])" office:value-type="float" office:value="2.11125" calcext:value-type="float">
            <text:p>2.111</text:p>
          </table:table-cell>
          <table:table-cell table:number-columns-repeated="9"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table:formula="of:=AVERAGE([.A77:.H77])" office:value-type="float" office:value="2.045" calcext:value-type="float">
            <text:p>2.045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table:formula="of:=AVERAGE([.A78:.H78])" office:value-type="float" office:value="2.04125" calcext:value-type="float">
            <text:p>2.04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1" calcext:value-type="float">
            <text:p>2.11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2.11" calcext:value-type="float">
            <text:p>2.11</text:p>
          </table:table-cell>
          <table:table-cell table:formula="of:=AVERAGE([.A79:.H79])" office:value-type="float" office:value="2.10875" calcext:value-type="float">
            <text:p>2.109</text:p>
          </table:table-cell>
          <table:table-cell table:number-columns-repeated="9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number-columns-repeated="7" office:value-type="float" office:value="2.04" calcext:value-type="float">
            <text:p>2.04</text:p>
          </table:table-cell>
          <table:table-cell table:formula="of:=AVERAGE([.A80:.H80])" office:value-type="float" office:value="2.04125" calcext:value-type="float">
            <text:p>2.041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2" calcext:value-type="float">
            <text:p>2.02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table:formula="of:=AVERAGE([.A81:.H81])" office:value-type="float" office:value="2.0375" calcext:value-type="float">
            <text:p>2.038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number-columns-repeated="3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2.11" calcext:value-type="float">
            <text:p>2.11</text:p>
          </table:table-cell>
          <table:table-cell table:formula="of:=AVERAGE([.A82:.H82])" office:value-type="float" office:value="2.1125" calcext:value-type="float">
            <text:p>2.113</text:p>
          </table:table-cell>
          <table:table-cell table:number-columns-repeated="9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2" calcext:value-type="float">
            <text:p>2.02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2.04" calcext:value-type="float">
            <text:p>2.04</text:p>
          </table:table-cell>
          <table:table-cell table:formula="of:=AVERAGE([.A83:.H83])" office:value-type="float" office:value="2.04625" calcext:value-type="float">
            <text:p>2.046</text:p>
          </table:table-cell>
          <table:table-cell table:number-columns-repeated="9"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6" calcext:value-type="float">
            <text:p>2.06</text:p>
          </table:table-cell>
          <table:table-cell table:formula="of:=AVERAGE([.A84:.H84])" office:value-type="float" office:value="2.04625" calcext:value-type="float">
            <text:p>2.046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16" calcext:value-type="float">
            <text:p>2.16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5" calcext:value-type="float">
            <text:p>2.15</text:p>
          </table:table-cell>
          <table:table-cell table:formula="of:=AVERAGE([.A85:.H85])" office:value-type="float" office:value="2.125" calcext:value-type="float">
            <text:p>2.12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table:number-columns-repeated="3" office:value-type="float" office:value="2.05" calcext:value-type="float">
            <text:p>2.05</text:p>
          </table:table-cell>
          <table:table-cell table:formula="of:=AVERAGE([.A86:.H86])" office:value-type="float" office:value="2.0525" calcext:value-type="float">
            <text:p>2.053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formula="of:=AVERAGE([.A87:.H87])" office:value-type="float" office:value="2.10875" calcext:value-type="float">
            <text:p>2.109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2.11" calcext:value-type="float">
            <text:p>2.11</text:p>
          </table:table-cell>
          <table:table-cell table:formula="of:=AVERAGE([.A88:.H88])" office:value-type="float" office:value="2.11125" calcext:value-type="float">
            <text:p>2.111</text:p>
          </table:table-cell>
          <table:table-cell table:number-columns-repeated="9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.19" calcext:value-type="float">
            <text:p>2.19</text:p>
          </table:table-cell>
          <table:table-cell office:value-type="float" office:value="2.1" calcext:value-type="float">
            <text:p>2.1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21" calcext:value-type="float">
            <text:p>2.21</text:p>
          </table:table-cell>
          <table:table-cell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table:formula="of:=AVERAGE([.A89:.H89])" office:value-type="float" office:value="2.1875" calcext:value-type="float">
            <text:p>2.188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90:.H90])" office:value-type="float" office:value="2.1125" calcext:value-type="float">
            <text:p>2.11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.99" calcext:value-type="float">
            <text:p>1.99</text:p>
          </table:table-cell>
          <table:table-cell office:value-type="float" office:value="1.97" calcext:value-type="float">
            <text:p>1.97</text:p>
          </table:table-cell>
          <table:table-cell office:value-type="float" office:value="1.99" calcext:value-type="float">
            <text:p>1.99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9" calcext:value-type="float">
            <text:p>1.99</text:p>
          </table:table-cell>
          <table:table-cell table:formula="of:=AVERAGE([.A91:.H91])" office:value-type="float" office:value="1.98375" calcext:value-type="float">
            <text:p>1.984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number-columns-repeated="4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formula="of:=AVERAGE([.A92:.H92])" office:value-type="float" office:value="2.11375" calcext:value-type="float">
            <text:p>2.11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table:formula="of:=AVERAGE([.A93:.H93])" office:value-type="float" office:value="2.05375" calcext:value-type="float">
            <text:p>2.054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number-columns-repeated="3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2.11" calcext:value-type="float">
            <text:p>2.11</text:p>
          </table:table-cell>
          <table:table-cell table:formula="of:=AVERAGE([.A94:.H94])" office:value-type="float" office:value="2.1125" calcext:value-type="float">
            <text:p>2.113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95:.H95])" office:value-type="float" office:value="2.11375" calcext:value-type="float">
            <text:p>2.11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05" calcext:value-type="float">
            <text:p>2.05</text:p>
          </table:table-cell>
          <table:table-cell office:value-type="float" office:value="2.08" calcext:value-type="float">
            <text:p>2.08</text:p>
          </table:table-cell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table:formula="of:=AVERAGE([.A96:.H96])" office:value-type="float" office:value="2.05625" calcext:value-type="float">
            <text:p>2.056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formula="of:=AVERAGE([.A97:.H97])" office:value-type="float" office:value="2.115" calcext:value-type="float">
            <text:p>2.115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number-columns-repeated="3" office:value-type="float" office:value="2.12" calcext:value-type="float">
            <text:p>2.12</text:p>
          </table:table-cell>
          <table:table-cell table:formula="of:=AVERAGE([.A98:.H98])" office:value-type="float" office:value="2.12125" calcext:value-type="float">
            <text:p>2.121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2.17" calcext:value-type="float">
            <text:p>2.17</text:p>
          </table:table-cell>
          <table:table-cell office:value-type="float" office:value="2.19" calcext:value-type="float">
            <text:p>2.19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float" office:value="2.2" calcext:value-type="float">
            <text:p>2.2</text:p>
          </table:table-cell>
          <table:table-cell table:formula="of:=AVERAGE([.A99:.H99])" office:value-type="float" office:value="2.18375" calcext:value-type="float">
            <text:p>2.184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formula="of:=AVERAGE([.A100:.H100])" office:value-type="float" office:value="2.11" calcext:value-type="float">
            <text:p>2.110</text:p>
          </table:table-cell>
          <table:table-cell table:number-columns-repeated="9"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table:number-columns-repeated="5" office:value-type="float" office:value="2.05" calcext:value-type="float">
            <text:p>2.05</text:p>
          </table:table-cell>
          <table:table-cell table:formula="of:=AVERAGE([.A101:.H101])" office:value-type="float" office:value="2.0525" calcext:value-type="float">
            <text:p>2.053</text:p>
          </table:table-cell>
          <table:table-cell table:number-columns-repeated="9"/>
        </table:table-row>
      </table:table>
      <table:table table:name="thread-freqs-1-0" table:style-name="ta1">
        <table:shapes>
          <draw:frame draw:z-index="0" draw:style-name="gr1" draw:text-style-name="P1" svg:width="231.35mm" svg:height="89.99mm" svg:x="122.18mm" svg:y="27.1mm">
            <loext:p/>
            <draw:object draw:notify-on-update-of-ranges="'thread-freqs-1-0'.I1:'thread-freqs-1-0'.I1 'thread-freqs-1-0'.I2:'thread-freqs-1-0'.I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8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  <table:table-cell table:style-name="Default" office:value-type="string" calcext:value-type="string">
            <text:p>Promedio (Encendido/Apagado)</text:p>
          </table:table-cell>
          <table:table-cell/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</table:table-row>
        <table:table-row table:style-name="ro1">
          <table:table-cell table:number-columns-repeated="2"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table:formula="of:=AVERAGE([.A2:.H2])" office:value-type="float" office:value="2.05125" calcext:value-type="float">
            <text:p>2.051</text:p>
          </table:table-cell>
          <table:table-cell/>
          <table:table-cell table:formula="of:=MEDIAN([.A2:.A100])" office:value-type="float" office:value="2.18" calcext:value-type="float">
            <text:p>2.18</text:p>
          </table:table-cell>
          <table:table-cell table:formula="of:=MEDIAN([.B2:.B100])" office:value-type="float" office:value="2.17" calcext:value-type="float">
            <text:p>2.17</text:p>
          </table:table-cell>
          <table:table-cell table:formula="of:=MEDIAN([.C2:.C100])" office:value-type="float" office:value="2.14" calcext:value-type="float">
            <text:p>2.14</text:p>
          </table:table-cell>
          <table:table-cell table:formula="of:=MEDIAN([.D2:.D100])" office:value-type="float" office:value="2.16" calcext:value-type="float">
            <text:p>2.16</text:p>
          </table:table-cell>
          <table:table-cell table:formula="of:=MEDIAN([.E2:.E100])" office:value-type="float" office:value="2.17" calcext:value-type="float">
            <text:p>2.17</text:p>
          </table:table-cell>
          <table:table-cell table:formula="of:=MEDIAN([.F2:.F100])" office:value-type="float" office:value="2.18" calcext:value-type="float">
            <text:p>2.18</text:p>
          </table:table-cell>
          <table:table-cell table:formula="of:=MEDIAN([.G2:.G100])" office:value-type="float" office:value="2.16" calcext:value-type="float">
            <text:p>2.16</text:p>
          </table:table-cell>
          <table:table-cell table:formula="of:=MEDIAN([.H2:.H100])" office:value-type="float" office:value="2.16" calcext:value-type="float">
            <text:p>2.16</text:p>
          </table:table-cell>
        </table:table-row>
        <table:table-row table:style-name="ro1">
          <table:table-cell table:number-columns-repeated="4"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table:number-columns-repeated="3" office:value-type="float" office:value="2.11" calcext:value-type="float">
            <text:p>2.11</text:p>
          </table:table-cell>
          <table:table-cell table:formula="of:=AVERAGE([.A3:.H3])" office:value-type="float" office:value="2.1175" calcext:value-type="float">
            <text:p>2.118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11" calcext:value-type="float">
            <text:p>2.11</text:p>
          </table:table-cell>
          <table:table-cell table:formula="of:=AVERAGE([.A4:.H4])" office:value-type="float" office:value="2.11" calcext:value-type="float">
            <text:p>2.110</text:p>
          </table:table-cell>
          <table:table-cell/>
          <table:table-cell table:style-name="ce1" table:formula="of:=AVERAGE([.I2:.I100])" office:value-type="float" office:value="2.155" calcext:value-type="float">
            <text:p>2.155</text:p>
          </table:table-cell>
          <table:table-cell table:number-columns-repeated="7"/>
        </table:table-row>
        <table:table-row table:style-name="ro1">
          <table:table-cell office:value-type="float" office:value="2.19" calcext:value-type="float">
            <text:p>2.19</text:p>
          </table:table-cell>
          <table:table-cell table:number-columns-repeated="2" office:value-type="float" office:value="2.18" calcext:value-type="float">
            <text:p>2.18</text:p>
          </table:table-cell>
          <table:table-cell table:number-columns-repeated="2" office:value-type="float" office:value="2.2" calcext:value-type="float">
            <text:p>2.2</text:p>
          </table:table-cell>
          <table:table-cell table:number-columns-repeated="2"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formula="of:=AVERAGE([.A5:.H5])" office:value-type="float" office:value="2.18875" calcext:value-type="float">
            <text:p>2.189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table:number-columns-repeated="3" office:value-type="float" office:value="2.12" calcext:value-type="float">
            <text:p>2.12</text:p>
          </table:table-cell>
          <table:table-cell table:formula="of:=AVERAGE([.A6:.H6])" office:value-type="float" office:value="2.12125" calcext:value-type="float">
            <text:p>2.12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formula="of:=AVERAGE([.A7:.H7])" office:value-type="float" office:value="2.11625" calcext:value-type="float">
            <text:p>2.116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table:number-columns-repeated="4"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2.19" calcext:value-type="float">
            <text:p>2.19</text:p>
          </table:table-cell>
          <table:table-cell table:formula="of:=AVERAGE([.A8:.H8])" office:value-type="float" office:value="2.19375" calcext:value-type="float">
            <text:p>2.194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24" calcext:value-type="float">
            <text:p>2.24</text:p>
          </table:table-cell>
          <table:table-cell table:number-columns-repeated="3" office:value-type="float" office:value="2.23" calcext:value-type="float">
            <text:p>2.23</text:p>
          </table:table-cell>
          <table:table-cell table:formula="of:=AVERAGE([.A9:.H9])" office:value-type="float" office:value="2.23625" calcext:value-type="float">
            <text:p>2.23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office:value-type="float" office:value="2.13" calcext:value-type="float">
            <text:p>2.13</text:p>
          </table:table-cell>
          <table:table-cell table:number-columns-repeated="3" office:value-type="float" office:value="2.1" calcext:value-type="float">
            <text:p>2.1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table:formula="of:=AVERAGE([.A10:.H10])" office:value-type="float" office:value="2.115" calcext:value-type="float">
            <text:p>2.11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formula="of:=AVERAGE([.A11:.H11])" office:value-type="float" office:value="2.115" calcext:value-type="float">
            <text:p>2.115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12:.H12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13:.H13])" office:value-type="float" office:value="2.1125" calcext:value-type="float">
            <text:p>2.113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number-columns-repeated="5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formula="of:=AVERAGE([.A14:.H14])" office:value-type="float" office:value="2.11" calcext:value-type="float">
            <text:p>2.11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15:.H15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5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formula="of:=AVERAGE([.A16:.H16])" office:value-type="float" office:value="2.1125" calcext:value-type="float">
            <text:p>2.113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formula="of:=AVERAGE([.A17:.H17])" office:value-type="float" office:value="2.10875" calcext:value-type="float">
            <text:p>2.10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2" calcext:value-type="float">
            <text:p>2.2</text:p>
          </table:table-cell>
          <table:table-cell table:formula="of:=AVERAGE([.A18:.H18])" office:value-type="float" office:value="2.1925" calcext:value-type="float">
            <text:p>2.193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table:formula="of:=AVERAGE([.A19:.H19])" office:value-type="float" office:value="2.11375" calcext:value-type="float">
            <text:p>2.114</text:p>
          </table:table-cell>
          <table:table-cell table:number-columns-repeated="9"/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2.25" calcext:value-type="float">
            <text:p>2.25</text:p>
          </table:table-cell>
          <table:table-cell office:value-type="float" office:value="2.29" calcext:value-type="float">
            <text:p>2.29</text:p>
          </table:table-cell>
          <table:table-cell office:value-type="float" office:value="2.28" calcext:value-type="float">
            <text:p>2.28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office:value-type="float" office:value="2.25" calcext:value-type="float">
            <text:p>2.25</text:p>
          </table:table-cell>
          <table:table-cell table:formula="of:=AVERAGE([.A20:.H20])" office:value-type="float" office:value="2.2525" calcext:value-type="float">
            <text:p>2.253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formula="of:=AVERAGE([.A21:.H21])" office:value-type="float" office:value="2.195" calcext:value-type="float">
            <text:p>2.195</text:p>
          </table:table-cell>
          <table:table-cell table:number-columns-repeated="9"/>
        </table:table-row>
        <table:table-row table:style-name="ro1">
          <table:table-cell office:value-type="float" office:value="2.07" calcext:value-type="float">
            <text:p>2.07</text:p>
          </table:table-cell>
          <table:table-cell table:number-columns-repeated="2"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7" calcext:value-type="float">
            <text:p>2.07</text:p>
          </table:table-cell>
          <table:table-cell table:number-columns-repeated="3" office:value-type="float" office:value="2.06" calcext:value-type="float">
            <text:p>2.06</text:p>
          </table:table-cell>
          <table:table-cell table:formula="of:=AVERAGE([.A22:.H22])" office:value-type="float" office:value="2.06125" calcext:value-type="float">
            <text:p>2.061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14" calcext:value-type="float">
            <text:p>2.14</text:p>
          </table:table-cell>
          <table:table-cell table:number-columns-repeated="6" office:value-type="float" office:value="2.2" calcext:value-type="float">
            <text:p>2.2</text:p>
          </table:table-cell>
          <table:table-cell table:formula="of:=AVERAGE([.A23:.H23])" office:value-type="float" office:value="2.1825" calcext:value-type="float">
            <text:p>2.183</text:p>
          </table:table-cell>
          <table:table-cell table:number-columns-repeated="9"/>
        </table:table-row>
        <table:table-row table:style-name="ro1">
          <table:table-cell office:value-type="float" office:value="2.13" calcext:value-type="float">
            <text:p>2.13</text:p>
          </table:table-cell>
          <table:table-cell table:number-columns-repeated="3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number-columns-repeated="3" office:value-type="float" office:value="2.12" calcext:value-type="float">
            <text:p>2.12</text:p>
          </table:table-cell>
          <table:table-cell table:formula="of:=AVERAGE([.A24:.H24])" office:value-type="float" office:value="2.12" calcext:value-type="float">
            <text:p>2.120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table:formula="of:=AVERAGE([.A25:.H25])" office:value-type="float" office:value="2.1825" calcext:value-type="float">
            <text:p>2.183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12" calcext:value-type="float">
            <text:p>2.12</text:p>
          </table:table-cell>
          <table:table-cell table:number-columns-repeated="3" office:value-type="float" office:value="2.11" calcext:value-type="float">
            <text:p>2.11</text:p>
          </table:table-cell>
          <table:table-cell table:formula="of:=AVERAGE([.A26:.H26])" office:value-type="float" office:value="2.11625" calcext:value-type="float">
            <text:p>2.116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table:formula="of:=AVERAGE([.A27:.H27])" office:value-type="float" office:value="2.11625" calcext:value-type="float">
            <text:p>2.116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number-columns-repeated="3" office:value-type="float" office:value="2.19" calcext:value-type="float">
            <text:p>2.19</text:p>
          </table:table-cell>
          <table:table-cell table:formula="of:=AVERAGE([.A28:.H28])" office:value-type="float" office:value="2.1925" calcext:value-type="float">
            <text:p>2.193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5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formula="of:=AVERAGE([.A29:.H29])" office:value-type="float" office:value="2.1125" calcext:value-type="float">
            <text:p>2.113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table:formula="of:=AVERAGE([.A30:.H30])" office:value-type="float" office:value="2.23875" calcext:value-type="float">
            <text:p>2.239</text:p>
          </table:table-cell>
          <table:table-cell table:number-columns-repeated="9"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number-columns-repeated="4" office:value-type="float" office:value="2.18" calcext:value-type="float">
            <text:p>2.18</text:p>
          </table:table-cell>
          <table:table-cell table:formula="of:=AVERAGE([.A31:.H31])" office:value-type="float" office:value="2.1825" calcext:value-type="float">
            <text:p>2.183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05" calcext:value-type="float">
            <text:p>2.05</text:p>
          </table:table-cell>
          <table:table-cell table:formula="of:=AVERAGE([.A32:.H32])" office:value-type="float" office:value="2.05" calcext:value-type="float">
            <text:p>2.050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AVERAGE([.A33:.H33])" office:value-type="float" office:value="2.19125" calcext:value-type="float">
            <text:p>2.19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number-columns-repeated="4" office:value-type="float" office:value="2.12" calcext:value-type="float">
            <text:p>2.12</text:p>
          </table:table-cell>
          <table:table-cell table:formula="of:=AVERAGE([.A34:.H34])" office:value-type="float" office:value="2.11625" calcext:value-type="float">
            <text:p>2.116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formula="of:=AVERAGE([.A35:.H35])" office:value-type="float" office:value="2.19875" calcext:value-type="float">
            <text:p>2.199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4" calcext:value-type="float">
            <text:p>2.14</text:p>
          </table:table-cell>
          <table:table-cell table:number-columns-repeated="3" office:value-type="float" office:value="2.2" calcext:value-type="float">
            <text:p>2.2</text:p>
          </table:table-cell>
          <table:table-cell table:number-columns-repeated="2" office:value-type="float" office:value="2.19" calcext:value-type="float">
            <text:p>2.19</text:p>
          </table:table-cell>
          <table:table-cell table:formula="of:=AVERAGE([.A36:.H36])" office:value-type="float" office:value="2.16875" calcext:value-type="float">
            <text:p>2.169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14" calcext:value-type="float">
            <text:p>2.14</text:p>
          </table:table-cell>
          <table:table-cell table:number-columns-repeated="3"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37:.H37])" office:value-type="float" office:value="2.1275" calcext:value-type="float">
            <text:p>2.128</text:p>
          </table:table-cell>
          <table:table-cell table:number-columns-repeated="9"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office:value-type="float" office:value="2.19" calcext:value-type="float">
            <text:p>2.19</text:p>
          </table:table-cell>
          <table:table-cell table:number-columns-repeated="3" office:value-type="float" office:value="2.18" calcext:value-type="float">
            <text:p>2.18</text:p>
          </table:table-cell>
          <table:table-cell table:formula="of:=AVERAGE([.A38:.H38])" office:value-type="float" office:value="2.18125" calcext:value-type="float">
            <text:p>2.18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table:formula="of:=AVERAGE([.A39:.H39])" office:value-type="float" office:value="2.1125" calcext:value-type="float">
            <text:p>2.113</text:p>
          </table:table-cell>
          <table:table-cell table:number-columns-repeated="9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.29" calcext:value-type="float">
            <text:p>2.29</text:p>
          </table:table-cell>
          <table:table-cell office:value-type="float" office:value="2.28" calcext:value-type="float">
            <text:p>2.28</text:p>
          </table:table-cell>
          <table:table-cell table:number-columns-repeated="4"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table:formula="of:=AVERAGE([.A40:.H40])" office:value-type="float" office:value="2.2525" calcext:value-type="float">
            <text:p>2.253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table:number-columns-repeated="3" office:value-type="float" office:value="2.18" calcext:value-type="float">
            <text:p>2.18</text:p>
          </table:table-cell>
          <table:table-cell table:formula="of:=AVERAGE([.A41:.H41])" office:value-type="float" office:value="2.17875" calcext:value-type="float">
            <text:p>2.179</text:p>
          </table:table-cell>
          <table:table-cell table:number-columns-repeated="9"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04" calcext:value-type="float">
            <text:p>2.04</text:p>
          </table:table-cell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table:formula="of:=AVERAGE([.A42:.H42])" office:value-type="float" office:value="2.05375" calcext:value-type="float">
            <text:p>2.05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2" calcext:value-type="float">
            <text:p>2.2</text:p>
          </table:table-cell>
          <table:table-cell table:number-columns-repeated="5" office:value-type="float" office:value="2.18" calcext:value-type="float">
            <text:p>2.18</text:p>
          </table:table-cell>
          <table:table-cell table:formula="of:=AVERAGE([.A43:.H43])" office:value-type="float" office:value="2.1875" calcext:value-type="float">
            <text:p>2.188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29" calcext:value-type="float">
            <text:p>2.29</text:p>
          </table:table-cell>
          <table:table-cell office:value-type="float" office:value="2.36" calcext:value-type="float">
            <text:p>2.36</text:p>
          </table:table-cell>
          <table:table-cell table:formula="of:=AVERAGE([.A44:.H44])" office:value-type="float" office:value="2.29875" calcext:value-type="float">
            <text:p>2.299</text:p>
          </table:table-cell>
          <table:table-cell table:number-columns-repeated="9"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table:number-columns-repeated="6" office:value-type="float" office:value="2.2" calcext:value-type="float">
            <text:p>2.2</text:p>
          </table:table-cell>
          <table:table-cell table:formula="of:=AVERAGE([.A45:.H45])" office:value-type="float" office:value="2.19375" calcext:value-type="float">
            <text:p>2.194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2.05" calcext:value-type="float">
            <text:p>2.05</text:p>
          </table:table-cell>
          <table:table-cell table:formula="of:=AVERAGE([.A46:.H46])" office:value-type="float" office:value="2.05125" calcext:value-type="float">
            <text:p>2.05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5" office:value-type="float" office:value="2.11" calcext:value-type="float">
            <text:p>2.11</text:p>
          </table:table-cell>
          <table:table-cell table:formula="of:=AVERAGE([.A47:.H47])" office:value-type="float" office:value="2.11125" calcext:value-type="float">
            <text:p>2.111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 office:value-type="float" office:value="2.19" calcext:value-type="float">
            <text:p>2.19</text:p>
          </table:table-cell>
          <table:table-cell office:value-type="float" office:value="2.17" calcext:value-type="float">
            <text:p>2.17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2.2" calcext:value-type="float">
            <text:p>2.2</text:p>
          </table:table-cell>
          <table:table-cell table:formula="of:=AVERAGE([.A48:.H48])" office:value-type="float" office:value="2.19" calcext:value-type="float">
            <text:p>2.19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8" calcext:value-type="float">
            <text:p>2.18</text:p>
          </table:table-cell>
          <table:table-cell table:number-columns-repeated="6" office:value-type="float" office:value="2.2" calcext:value-type="float">
            <text:p>2.2</text:p>
          </table:table-cell>
          <table:table-cell table:formula="of:=AVERAGE([.A49:.H49])" office:value-type="float" office:value="2.195" calcext:value-type="float">
            <text:p>2.195</text:p>
          </table:table-cell>
          <table:table-cell table:number-columns-repeated="9"/>
        </table:table-row>
        <table:table-row table:style-name="ro1">
          <table:table-cell office:value-type="float" office:value="2.23" calcext:value-type="float">
            <text:p>2.23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table:number-columns-repeated="4" office:value-type="float" office:value="2.1" calcext:value-type="float">
            <text:p>2.1</text:p>
          </table:table-cell>
          <table:table-cell table:formula="of:=AVERAGE([.A50:.H50])" office:value-type="float" office:value="2.1475" calcext:value-type="float">
            <text:p>2.148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table:number-columns-repeated="4"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table:formula="of:=AVERAGE([.A51:.H51])" office:value-type="float" office:value="2.11625" calcext:value-type="float">
            <text:p>2.116</text:p>
          </table:table-cell>
          <table:table-cell table:number-columns-repeated="9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2.21" calcext:value-type="float">
            <text:p>2.21</text:p>
          </table:table-cell>
          <table:table-cell table:number-columns-repeated="5" office:value-type="float" office:value="2.2" calcext:value-type="float">
            <text:p>2.2</text:p>
          </table:table-cell>
          <table:table-cell office:value-type="float" office:value="2.14" calcext:value-type="float">
            <text:p>2.14</text:p>
          </table:table-cell>
          <table:table-cell table:formula="of:=AVERAGE([.A52:.H52])" office:value-type="float" office:value="2.19625" calcext:value-type="float">
            <text:p>2.196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53:.H53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" calcext:value-type="float">
            <text:p>2.1</text:p>
          </table:table-cell>
          <table:table-cell office:value-type="float" office:value="2.12" calcext:value-type="float">
            <text:p>2.12</text:p>
          </table:table-cell>
          <table:table-cell office:value-type="float" office:value="2.2" calcext:value-type="float">
            <text:p>2.2</text:p>
          </table:table-cell>
          <table:table-cell office:value-type="float" office:value="2.14" calcext:value-type="float">
            <text:p>2.14</text:p>
          </table:table-cell>
          <table:table-cell office:value-type="float" office:value="2.16" calcext:value-type="float">
            <text:p>2.16</text:p>
          </table:table-cell>
          <table:table-cell table:formula="of:=AVERAGE([.A54:.H54])" office:value-type="float" office:value="2.14" calcext:value-type="float">
            <text:p>2.140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.2" calcext:value-type="float">
            <text:p>2.2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2.12" calcext:value-type="float">
            <text:p>2.12</text:p>
          </table:table-cell>
          <table:table-cell table:formula="of:=AVERAGE([.A55:.H55])" office:value-type="float" office:value="2.13375" calcext:value-type="float">
            <text:p>2.134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 office:value-type="float" office:value="2.19" calcext:value-type="float">
            <text:p>2.19</text:p>
          </table:table-cell>
          <table:table-cell table:number-columns-repeated="5" office:value-type="float" office:value="2.2" calcext:value-type="float">
            <text:p>2.2</text:p>
          </table:table-cell>
          <table:table-cell table:formula="of:=AVERAGE([.A56:.H56])" office:value-type="float" office:value="2.1975" calcext:value-type="float">
            <text:p>2.198</text:p>
          </table:table-cell>
          <table:table-cell table:number-columns-repeated="9"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number-columns-repeated="3"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table:formula="of:=AVERAGE([.A57:.H57])" office:value-type="float" office:value="2.1175" calcext:value-type="float">
            <text:p>2.118</text:p>
          </table:table-cell>
          <table:table-cell table:number-columns-repeated="9"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formula="of:=AVERAGE([.A58:.H58])" office:value-type="float" office:value="2.11625" calcext:value-type="float">
            <text:p>2.116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59:.H59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6" calcext:value-type="float">
            <text:p>2.26</text:p>
          </table:table-cell>
          <table:table-cell table:number-columns-repeated="4" office:value-type="float" office:value="2.25" calcext:value-type="float">
            <text:p>2.25</text:p>
          </table:table-cell>
          <table:table-cell table:number-columns-repeated="2" office:value-type="float" office:value="2.24" calcext:value-type="float">
            <text:p>2.24</text:p>
          </table:table-cell>
          <table:table-cell table:formula="of:=AVERAGE([.A60:.H60])" office:value-type="float" office:value="2.25" calcext:value-type="float">
            <text:p>2.25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office:value-type="float" office:value="2.16" calcext:value-type="float">
            <text:p>2.16</text:p>
          </table:table-cell>
          <table:table-cell office:value-type="float" office:value="2.18" calcext:value-type="float">
            <text:p>2.18</text:p>
          </table:table-cell>
          <table:table-cell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table:formula="of:=AVERAGE([.A61:.H61])" office:value-type="float" office:value="2.18375" calcext:value-type="float">
            <text:p>2.184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table:number-columns-repeated="3" office:value-type="float" office:value="2.12" calcext:value-type="float">
            <text:p>2.12</text:p>
          </table:table-cell>
          <table:table-cell table:formula="of:=AVERAGE([.A62:.H62])" office:value-type="float" office:value="2.11625" calcext:value-type="float">
            <text:p>2.116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formula="of:=AVERAGE([.A63:.H63])" office:value-type="float" office:value="2.19625" calcext:value-type="float">
            <text:p>2.196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number-columns-repeated="3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64:.H64])" office:value-type="float" office:value="2.11625" calcext:value-type="float">
            <text:p>2.116</text:p>
          </table:table-cell>
          <table:table-cell table:number-columns-repeated="9"/>
        </table:table-row>
        <table:table-row table:style-name="ro1">
          <table:table-cell office:value-type="float" office:value="2.06" calcext:value-type="float">
            <text:p>2.06</text:p>
          </table:table-cell>
          <table:table-cell table:number-columns-repeated="3"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2.06" calcext:value-type="float">
            <text:p>2.06</text:p>
          </table:table-cell>
          <table:table-cell table:formula="of:=AVERAGE([.A65:.H65])" office:value-type="float" office:value="2.05" calcext:value-type="float">
            <text:p>2.05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2" calcext:value-type="float">
            <text:p>2.12</text:p>
          </table:table-cell>
          <table:table-cell table:number-columns-repeated="6" office:value-type="float" office:value="2.11" calcext:value-type="float">
            <text:p>2.11</text:p>
          </table:table-cell>
          <table:table-cell table:formula="of:=AVERAGE([.A66:.H66])" office:value-type="float" office:value="2.1125" calcext:value-type="float">
            <text:p>2.113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office:value-type="float" office:value="2.2" calcext:value-type="float">
            <text:p>2.2</text:p>
          </table:table-cell>
          <table:table-cell table:formula="of:=AVERAGE([.A67:.H67])" office:value-type="float" office:value="2.18125" calcext:value-type="float">
            <text:p>2.181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2" calcext:value-type="float">
            <text:p>2.2</text:p>
          </table:table-cell>
          <table:table-cell table:formula="of:=AVERAGE([.A68:.H68])" office:value-type="float" office:value="2.1875" calcext:value-type="float">
            <text:p>2.18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2.22" calcext:value-type="float">
            <text:p>2.22</text:p>
          </table:table-cell>
          <table:table-cell office:value-type="float" office:value="2.23" calcext:value-type="float">
            <text:p>2.23</text:p>
          </table:table-cell>
          <table:table-cell table:formula="of:=AVERAGE([.A69:.H69])" office:value-type="float" office:value="2.23" calcext:value-type="float">
            <text:p>2.23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AVERAGE([.A70:.H70])" office:value-type="float" office:value="2.18875" calcext:value-type="float">
            <text:p>2.18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71:.H71])" office:value-type="float" office:value="2.11625" calcext:value-type="float">
            <text:p>2.116</text:p>
          </table:table-cell>
          <table:table-cell table:number-columns-repeated="9"/>
        </table:table-row>
        <table:table-row table:style-name="ro1">
          <table:table-cell office:value-type="float" office:value="2.18" calcext:value-type="float">
            <text:p>2.18</text:p>
          </table:table-cell>
          <table:table-cell table:number-columns-repeated="7" office:value-type="float" office:value="2.2" calcext:value-type="float">
            <text:p>2.2</text:p>
          </table:table-cell>
          <table:table-cell table:formula="of:=AVERAGE([.A72:.H72])" office:value-type="float" office:value="2.1975" calcext:value-type="float">
            <text:p>2.198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table:formula="of:=AVERAGE([.A73:.H73])" office:value-type="float" office:value="2.2325" calcext:value-type="float">
            <text:p>2.233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2" calcext:value-type="float">
            <text:p>2.2</text:p>
          </table:table-cell>
          <table:table-cell office:value-type="float" office:value="2.17" calcext:value-type="float">
            <text:p>2.17</text:p>
          </table:table-cell>
          <table:table-cell table:formula="of:=AVERAGE([.A74:.H74])" office:value-type="float" office:value="2.19625" calcext:value-type="float">
            <text:p>2.196</text:p>
          </table:table-cell>
          <table:table-cell table:number-columns-repeated="9"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table:formula="of:=AVERAGE([.A75:.H75])" office:value-type="float" office:value="2.12875" calcext:value-type="float">
            <text:p>2.129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17" calcext:value-type="float">
            <text:p>2.17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formula="of:=AVERAGE([.A76:.H76])" office:value-type="float" office:value="2.18375" calcext:value-type="float">
            <text:p>2.18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77:.H77])" office:value-type="float" office:value="2.11375" calcext:value-type="float">
            <text:p>2.114</text:p>
          </table:table-cell>
          <table:table-cell table:number-columns-repeated="9"/>
        </table:table-row>
        <table:table-row table:style-name="ro1">
          <table:table-cell office:value-type="float" office:value="2.24" calcext:value-type="float">
            <text:p>2.24</text:p>
          </table:table-cell>
          <table:table-cell table:number-columns-repeated="3" office:value-type="float" office:value="2.23" calcext:value-type="float">
            <text:p>2.23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office:value-type="float" office:value="2.26" calcext:value-type="float">
            <text:p>2.26</text:p>
          </table:table-cell>
          <table:table-cell table:formula="of:=AVERAGE([.A78:.H78])" office:value-type="float" office:value="2.23875" calcext:value-type="float">
            <text:p>2.23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table:formula="of:=AVERAGE([.A79:.H79])" office:value-type="float" office:value="2.1975" calcext:value-type="float">
            <text:p>2.198</text:p>
          </table:table-cell>
          <table:table-cell table:number-columns-repeated="9"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table:formula="of:=AVERAGE([.A80:.H80])" office:value-type="float" office:value="2.05125" calcext:value-type="float">
            <text:p>2.05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office:value-type="float" office:value="2.22" calcext:value-type="float">
            <text:p>2.22</text:p>
          </table:table-cell>
          <table:table-cell office:value-type="float" office:value="2.2" calcext:value-type="float">
            <text:p>2.2</text:p>
          </table:table-cell>
          <table:table-cell office:value-type="float" office:value="2.23" calcext:value-type="float">
            <text:p>2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22" calcext:value-type="float">
            <text:p>2.22</text:p>
          </table:table-cell>
          <table:table-cell table:formula="of:=AVERAGE([.A81:.H81])" office:value-type="float" office:value="2.21125" calcext:value-type="float">
            <text:p>2.21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table:formula="of:=AVERAGE([.A82:.H82])" office:value-type="float" office:value="2.1175" calcext:value-type="float">
            <text:p>2.118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2.19" calcext:value-type="float">
            <text:p>2.19</text:p>
          </table:table-cell>
          <table:table-cell table:formula="of:=AVERAGE([.A83:.H83])" office:value-type="float" office:value="2.19375" calcext:value-type="float">
            <text:p>2.19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table:number-columns-repeated="2"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float" office:value="2.2" calcext:value-type="float">
            <text:p>2.2</text:p>
          </table:table-cell>
          <table:table-cell table:formula="of:=AVERAGE([.A84:.H84])" office:value-type="float" office:value="2.19125" calcext:value-type="float">
            <text:p>2.191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2.11" calcext:value-type="float">
            <text:p>2.11</text:p>
          </table:table-cell>
          <table:table-cell table:formula="of:=AVERAGE([.A85:.H85])" office:value-type="float" office:value="2.11125" calcext:value-type="float">
            <text:p>2.111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2.19" calcext:value-type="float">
            <text:p>2.19</text:p>
          </table:table-cell>
          <table:table-cell table:number-columns-repeated="2" office:value-type="float" office:value="2.16" calcext:value-type="float">
            <text:p>2.16</text:p>
          </table:table-cell>
          <table:table-cell table:formula="of:=AVERAGE([.A86:.H86])" office:value-type="float" office:value="2.18" calcext:value-type="float">
            <text:p>2.180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table:formula="of:=AVERAGE([.A87:.H87])" office:value-type="float" office:value="2.11375" calcext:value-type="float">
            <text:p>2.11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5" calcext:value-type="float">
            <text:p>2.15</text:p>
          </table:table-cell>
          <table:table-cell office:value-type="float" office:value="2.1" calcext:value-type="float">
            <text:p>2.1</text:p>
          </table:table-cell>
          <table:table-cell table:formula="of:=AVERAGE([.A88:.H88])" office:value-type="float" office:value="2.11875" calcext:value-type="float">
            <text:p>2.119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18" calcext:value-type="float">
            <text:p>2.18</text:p>
          </table:table-cell>
          <table:table-cell office:value-type="float" office:value="2.2" calcext:value-type="float">
            <text:p>2.2</text:p>
          </table:table-cell>
          <table:table-cell table:formula="of:=AVERAGE([.A89:.H89])" office:value-type="float" office:value="2.1825" calcext:value-type="float">
            <text:p>2.183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table:formula="of:=AVERAGE([.A90:.H90])" office:value-type="float" office:value="2.1125" calcext:value-type="float">
            <text:p>2.113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2.11" calcext:value-type="float">
            <text:p>2.11</text:p>
          </table:table-cell>
          <table:table-cell table:formula="of:=AVERAGE([.A91:.H91])" office:value-type="float" office:value="2.11" calcext:value-type="float">
            <text:p>2.110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formula="of:=AVERAGE([.A92:.H92])" office:value-type="float" office:value="2.19875" calcext:value-type="float">
            <text:p>2.199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table:formula="of:=AVERAGE([.A93:.H93])" office:value-type="float" office:value="2.115" calcext:value-type="float">
            <text:p>2.115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number-columns-repeated="3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94:.H94])" office:value-type="float" office:value="2.1175" calcext:value-type="float">
            <text:p>2.11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9" calcext:value-type="float">
            <text:p>2.19</text:p>
          </table:table-cell>
          <table:table-cell office:value-type="float" office:value="2.14" calcext:value-type="float">
            <text:p>2.14</text:p>
          </table:table-cell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2.19" calcext:value-type="float">
            <text:p>2.19</text:p>
          </table:table-cell>
          <table:table-cell table:formula="of:=AVERAGE([.A95:.H95])" office:value-type="float" office:value="2.185" calcext:value-type="float">
            <text:p>2.185</text:p>
          </table:table-cell>
          <table:table-cell table:number-columns-repeated="9"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3" calcext:value-type="float">
            <text:p>2.13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table:formula="of:=AVERAGE([.A96:.H96])" office:value-type="float" office:value="2.1175" calcext:value-type="float">
            <text:p>2.118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" calcext:value-type="float">
            <text:p>2.1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2.11" calcext:value-type="float">
            <text:p>2.11</text:p>
          </table:table-cell>
          <table:table-cell table:formula="of:=AVERAGE([.A97:.H97])" office:value-type="float" office:value="2.1125" calcext:value-type="float">
            <text:p>2.113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98:.H98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1" calcext:value-type="float">
            <text:p>2.1</text:p>
          </table:table-cell>
          <table:table-cell table:number-columns-repeated="2" office:value-type="float" office:value="2.11" calcext:value-type="float">
            <text:p>2.11</text:p>
          </table:table-cell>
          <table:table-cell table:formula="of:=AVERAGE([.A99:.H99])" office:value-type="float" office:value="2.11125" calcext:value-type="float">
            <text:p>2.11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19" calcext:value-type="float">
            <text:p>2.19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18" calcext:value-type="float">
            <text:p>2.18</text:p>
          </table:table-cell>
          <table:table-cell table:formula="of:=AVERAGE([.A100:.H100])" office:value-type="float" office:value="2.185" calcext:value-type="float">
            <text:p>2.185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2" calcext:value-type="float">
            <text:p>2.2</text:p>
          </table:table-cell>
          <table:table-cell office:value-type="float" office:value="2.17" calcext:value-type="float">
            <text:p>2.17</text:p>
          </table:table-cell>
          <table:table-cell office:value-type="float" office:value="2.18" calcext:value-type="float">
            <text:p>2.18</text:p>
          </table:table-cell>
          <table:table-cell office:value-type="float" office:value="2.2" calcext:value-type="float">
            <text:p>2.2</text:p>
          </table:table-cell>
          <table:table-cell table:formula="of:=AVERAGE([.A101:.H101])" office:value-type="float" office:value="2.19375" calcext:value-type="float">
            <text:p>2.194</text:p>
          </table:table-cell>
          <table:table-cell table:number-columns-repeated="9"/>
        </table:table-row>
      </table:table>
      <table:table table:name="thread-freqs-1-1" table:style-name="ta1">
        <table:shapes>
          <draw:frame draw:z-index="0" draw:style-name="gr1" draw:text-style-name="P1" svg:width="231.35mm" svg:height="89.99mm" svg:x="122.18mm" svg:y="27.1mm">
            <loext:p/>
            <draw:object draw:notify-on-update-of-ranges="'thread-freqs-1-1'.I1:'thread-freqs-1-1'.I1 'thread-freqs-1-1'.I2:'thread-freqs-1-1'.I1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number-columns-repeated="8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  <table:table-cell table:style-name="Default" office:value-type="string" calcext:value-type="string">
            <text:p>Promedio (Encendido/Encendido)</text:p>
          </table:table-cell>
          <table:table-cell/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number-columns-repeated="6" office:value-type="float" office:value="2.24" calcext:value-type="float">
            <text:p>2.24</text:p>
          </table:table-cell>
          <table:table-cell table:formula="of:=AVERAGE([.A2:.H2])" office:value-type="float" office:value="2.24125" calcext:value-type="float">
            <text:p>2.241</text:p>
          </table:table-cell>
          <table:table-cell/>
          <table:table-cell table:formula="of:=MEDIAN([.A2:.A100])" office:value-type="float" office:value="2.2" calcext:value-type="float">
            <text:p>2.2</text:p>
          </table:table-cell>
          <table:table-cell table:formula="of:=MEDIAN([.B2:.B100])" office:value-type="float" office:value="2.2" calcext:value-type="float">
            <text:p>2.2</text:p>
          </table:table-cell>
          <table:table-cell table:formula="of:=MEDIAN([.C2:.C100])" office:value-type="float" office:value="2.2" calcext:value-type="float">
            <text:p>2.2</text:p>
          </table:table-cell>
          <table:table-cell table:formula="of:=MEDIAN([.D2:.D100])" office:value-type="float" office:value="2.2" calcext:value-type="float">
            <text:p>2.2</text:p>
          </table:table-cell>
          <table:table-cell table:formula="of:=MEDIAN([.E2:.E100])" office:value-type="float" office:value="2.2" calcext:value-type="float">
            <text:p>2.2</text:p>
          </table:table-cell>
          <table:table-cell table:formula="of:=MEDIAN([.F2:.F100])" office:value-type="float" office:value="2.2" calcext:value-type="float">
            <text:p>2.2</text:p>
          </table:table-cell>
          <table:table-cell table:formula="of:=MEDIAN([.G2:.G100])" office:value-type="float" office:value="2.2" calcext:value-type="float">
            <text:p>2.2</text:p>
          </table:table-cell>
          <table:table-cell table:formula="of:=MEDIAN([.H2:.H100]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2.21" calcext:value-type="float">
            <text:p>2.21</text:p>
          </table:table-cell>
          <table:table-cell office:value-type="float" office:value="2.23" calcext:value-type="float">
            <text:p>2.23</text:p>
          </table:table-cell>
          <table:table-cell office:value-type="float" office:value="2.2" calcext:value-type="float">
            <text:p>2.2</text:p>
          </table:table-cell>
          <table:table-cell office:value-type="float" office:value="2.21" calcext:value-type="float">
            <text:p>2.21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AVERAGE([.A3:.H3])" office:value-type="float" office:value="2.20875" calcext:value-type="float">
            <text:p>2.209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2" calcext:value-type="float">
            <text:p>2.2</text:p>
          </table:table-cell>
          <table:table-cell table:number-columns-repeated="2"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formula="of:=AVERAGE([.A4:.H4])" office:value-type="float" office:value="2.19375" calcext:value-type="float">
            <text:p>2.194</text:p>
          </table:table-cell>
          <table:table-cell/>
          <table:table-cell table:style-name="ce1" table:formula="of:=AVERAGE([.I2:.I100])" office:value-type="float" office:value="2.20094696969697" calcext:value-type="float">
            <text:p>2.201</text:p>
          </table:table-cell>
          <table:table-cell table:number-columns-repeated="7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office:value-type="float" office:value="2.26" calcext:value-type="float">
            <text:p>2.26</text:p>
          </table:table-cell>
          <table:table-cell table:number-columns-repeated="5" office:value-type="float" office:value="2.24" calcext:value-type="float">
            <text:p>2.24</text:p>
          </table:table-cell>
          <table:table-cell table:formula="of:=AVERAGE([.A5:.H5])" office:value-type="float" office:value="2.24125" calcext:value-type="float">
            <text:p>2.24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9" calcext:value-type="float">
            <text:p>2.19</text:p>
          </table:table-cell>
          <table:table-cell table:number-columns-repeated="2" office:value-type="float" office:value="2.18" calcext:value-type="float">
            <text:p>2.18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formula="of:=AVERAGE([.A6:.H6])" office:value-type="float" office:value="2.19125" calcext:value-type="float">
            <text:p>2.191</text:p>
          </table:table-cell>
          <table:table-cell table:number-columns-repeated="9"/>
        </table:table-row>
        <table:table-row table:style-name="ro1">
          <table:table-cell office:value-type="float" office:value="2.08" calcext:value-type="float">
            <text:p>2.08</text:p>
          </table:table-cell>
          <table:table-cell table:number-columns-repeated="2" office:value-type="float" office:value="2.1" calcext:value-type="float">
            <text:p>2.1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2.12" calcext:value-type="float">
            <text:p>2.12</text:p>
          </table:table-cell>
          <table:table-cell table:formula="of:=AVERAGE([.A7:.H7])" office:value-type="float" office:value="2.11125" calcext:value-type="float">
            <text:p>2.111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8:.H8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.24" calcext:value-type="float">
            <text:p>2.24</text:p>
          </table:table-cell>
          <table:table-cell table:formula="of:=AVERAGE([.A9:.H9])" office:value-type="float" office:value="2.24" calcext:value-type="float">
            <text:p>2.24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10:.H10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table:number-columns-repeated="7" office:value-type="float" office:value="2.2" calcext:value-type="float">
            <text:p>2.2</text:p>
          </table:table-cell>
          <table:table-cell table:formula="of:=AVERAGE([.A11:.H11])" office:value-type="float" office:value="2.19875" calcext:value-type="float">
            <text:p>2.199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24" calcext:value-type="float">
            <text:p>2.24</text:p>
          </table:table-cell>
          <table:table-cell table:number-columns-repeated="2" office:value-type="float" office:value="2.25" calcext:value-type="float">
            <text:p>2.25</text:p>
          </table:table-cell>
          <table:table-cell table:number-columns-repeated="2" office:value-type="float" office:value="2.24" calcext:value-type="float">
            <text:p>2.24</text:p>
          </table:table-cell>
          <table:table-cell table:formula="of:=AVERAGE([.A12:.H12])" office:value-type="float" office:value="2.2425" calcext:value-type="float">
            <text:p>2.243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.2" calcext:value-type="float">
            <text:p>2.2</text:p>
          </table:table-cell>
          <table:table-cell office:value-type="float" office:value="2.21" calcext:value-type="float">
            <text:p>2.21</text:p>
          </table:table-cell>
          <table:table-cell office:value-type="float" office:value="2.24" calcext:value-type="float">
            <text:p>2.24</text:p>
          </table:table-cell>
          <table:table-cell table:formula="of:=AVERAGE([.A13:.H13])" office:value-type="float" office:value="2.20625" calcext:value-type="float">
            <text:p>2.20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3" calcext:value-type="float">
            <text:p>2.13</text:p>
          </table:table-cell>
          <table:table-cell table:number-columns-repeated="6" office:value-type="float" office:value="2.12" calcext:value-type="float">
            <text:p>2.12</text:p>
          </table:table-cell>
          <table:table-cell table:formula="of:=AVERAGE([.A14:.H14])" office:value-type="float" office:value="2.1225" calcext:value-type="float">
            <text:p>2.12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4" office:value-type="float" office:value="2.2" calcext:value-type="float">
            <text:p>2.2</text:p>
          </table:table-cell>
          <table:table-cell table:formula="of:=AVERAGE([.A15:.H15])" office:value-type="float" office:value="2.19875" calcext:value-type="float">
            <text:p>2.19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table:number-columns-repeated="3" office:value-type="float" office:value="2.24" calcext:value-type="float">
            <text:p>2.24</text:p>
          </table:table-cell>
          <table:table-cell table:formula="of:=AVERAGE([.A16:.H16])" office:value-type="float" office:value="2.24" calcext:value-type="float">
            <text:p>2.240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table:formula="of:=AVERAGE([.A17:.H17])" office:value-type="float" office:value="2.23875" calcext:value-type="float">
            <text:p>2.239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number-columns-repeated="3" office:value-type="float" office:value="2.19" calcext:value-type="float">
            <text:p>2.19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formula="of:=AVERAGE([.A18:.H18])" office:value-type="float" office:value="2.19125" calcext:value-type="float">
            <text:p>2.191</text:p>
          </table:table-cell>
          <table:table-cell table:number-columns-repeated="9"/>
        </table:table-row>
        <table:table-row table:style-name="ro1">
          <table:table-cell office:value-type="float" office:value="2.09" calcext:value-type="float">
            <text:p>2.09</text:p>
          </table:table-cell>
          <table:table-cell table:number-columns-repeated="2" office:value-type="float" office:value="2.07" calcext:value-type="float">
            <text:p>2.07</text:p>
          </table:table-cell>
          <table:table-cell office:value-type="float" office:value="2.05" calcext:value-type="float">
            <text:p>2.05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table:formula="of:=AVERAGE([.A19:.H19])" office:value-type="float" office:value="2.06875" calcext:value-type="float">
            <text:p>2.069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17" calcext:value-type="float">
            <text:p>2.17</text:p>
          </table:table-cell>
          <table:table-cell table:number-columns-repeated="6" office:value-type="float" office:value="2.2" calcext:value-type="float">
            <text:p>2.2</text:p>
          </table:table-cell>
          <table:table-cell table:formula="of:=AVERAGE([.A20:.H20])" office:value-type="float" office:value="2.18625" calcext:value-type="float">
            <text:p>2.18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6" calcext:value-type="float">
            <text:p>2.26</text:p>
          </table:table-cell>
          <table:table-cell office:value-type="float" office:value="2.25" calcext:value-type="float">
            <text:p>2.25</text:p>
          </table:table-cell>
          <table:table-cell office:value-type="float" office:value="2.28" calcext:value-type="float">
            <text:p>2.28</text:p>
          </table:table-cell>
          <table:table-cell table:number-columns-repeated="4" office:value-type="float" office:value="2.24" calcext:value-type="float">
            <text:p>2.24</text:p>
          </table:table-cell>
          <table:table-cell table:formula="of:=AVERAGE([.A21:.H21])" office:value-type="float" office:value="2.25125" calcext:value-type="float">
            <text:p>2.251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22:.H22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25" calcext:value-type="float">
            <text:p>2.25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6" calcext:value-type="float">
            <text:p>2.26</text:p>
          </table:table-cell>
          <table:table-cell table:formula="of:=AVERAGE([.A23:.H23])" office:value-type="float" office:value="2.2525" calcext:value-type="float">
            <text:p>2.253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.26" calcext:value-type="float">
            <text:p>2.26</text:p>
          </table:table-cell>
          <table:table-cell office:value-type="float" office:value="2.27" calcext:value-type="float">
            <text:p>2.27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2.27" calcext:value-type="float">
            <text:p>2.27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formula="of:=AVERAGE([.A24:.H24])" office:value-type="float" office:value="2.255" calcext:value-type="float">
            <text:p>2.25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4" calcext:value-type="float">
            <text:p>2.24</text:p>
          </table:table-cell>
          <table:table-cell office:value-type="float" office:value="2.26" calcext:value-type="float">
            <text:p>2.26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formula="of:=AVERAGE([.A25:.H25])" office:value-type="float" office:value="2.24625" calcext:value-type="float">
            <text:p>2.246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formula="of:=AVERAGE([.A26:.H26])" office:value-type="float" office:value="2.18875" calcext:value-type="float">
            <text:p>2.189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27:.H27])" office:value-type="float" office:value="2.1175" calcext:value-type="float">
            <text:p>2.118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19" calcext:value-type="float">
            <text:p>2.19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AVERAGE([.A28:.H28])" office:value-type="float" office:value="2.19625" calcext:value-type="float">
            <text:p>2.19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table:formula="of:=AVERAGE([.A29:.H29])" office:value-type="float" office:value="2.23625" calcext:value-type="float">
            <text:p>2.236</text:p>
          </table:table-cell>
          <table:table-cell table:number-columns-repeated="9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.25" calcext:value-type="float">
            <text:p>2.25</text:p>
          </table:table-cell>
          <table:table-cell table:number-columns-repeated="4"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table:formula="of:=AVERAGE([.A30:.H30])" office:value-type="float" office:value="2.2425" calcext:value-type="float">
            <text:p>2.243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31:.H31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.26" calcext:value-type="float">
            <text:p>2.26</text:p>
          </table:table-cell>
          <table:table-cell office:value-type="float" office:value="2.25" calcext:value-type="float">
            <text:p>2.25</text:p>
          </table:table-cell>
          <table:table-cell table:number-columns-repeated="5" office:value-type="float" office:value="2.24" calcext:value-type="float">
            <text:p>2.24</text:p>
          </table:table-cell>
          <table:table-cell table:formula="of:=AVERAGE([.A32:.H32])" office:value-type="float" office:value="2.24375" calcext:value-type="float">
            <text:p>2.24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formula="of:=AVERAGE([.A33:.H33])" office:value-type="float" office:value="2.23125" calcext:value-type="float">
            <text:p>2.231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 office:value-type="float" office:value="2.19" calcext:value-type="float">
            <text:p>2.19</text:p>
          </table:table-cell>
          <table:table-cell table:number-columns-repeated="2" office:value-type="float" office:value="2.2" calcext:value-type="float">
            <text:p>2.2</text:p>
          </table:table-cell>
          <table:table-cell table:number-columns-repeated="2"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table:formula="of:=AVERAGE([.A34:.H34])" office:value-type="float" office:value="2.195" calcext:value-type="float">
            <text:p>2.195</text:p>
          </table:table-cell>
          <table:table-cell table:number-columns-repeated="9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.28" calcext:value-type="float">
            <text:p>2.28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2.25" calcext:value-type="float">
            <text:p>2.25</text:p>
          </table:table-cell>
          <table:table-cell table:number-columns-repeated="3" office:value-type="float" office:value="2.24" calcext:value-type="float">
            <text:p>2.24</text:p>
          </table:table-cell>
          <table:table-cell table:formula="of:=AVERAGE([.A35:.H35])" office:value-type="float" office:value="2.25125" calcext:value-type="float">
            <text:p>2.251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36:.H36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table:number-columns-repeated="3" office:value-type="float" office:value="2.19" calcext:value-type="float">
            <text:p>2.19</text:p>
          </table:table-cell>
          <table:table-cell table:number-columns-repeated="2" office:value-type="float" office:value="2.18" calcext:value-type="float">
            <text:p>2.18</text:p>
          </table:table-cell>
          <table:table-cell table:formula="of:=AVERAGE([.A37:.H37])" office:value-type="float" office:value="2.1875" calcext:value-type="float">
            <text:p>2.188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table:number-columns-repeated="3"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table:formula="of:=AVERAGE([.A38:.H38])" office:value-type="float" office:value="2.24625" calcext:value-type="float">
            <text:p>2.246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39:.H39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7" calcext:value-type="float">
            <text:p>2.17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table:formula="of:=AVERAGE([.A40:.H40])" office:value-type="float" office:value="2.18625" calcext:value-type="float">
            <text:p>2.186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table:number-columns-repeated="4" office:value-type="float" office:value="2.24" calcext:value-type="float">
            <text:p>2.24</text:p>
          </table:table-cell>
          <table:table-cell table:formula="of:=AVERAGE([.A41:.H41])" office:value-type="float" office:value="2.23875" calcext:value-type="float">
            <text:p>2.239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19" calcext:value-type="float">
            <text:p>2.19</text:p>
          </table:table-cell>
          <table:table-cell table:formula="of:=AVERAGE([.A42:.H42])" office:value-type="float" office:value="2.19" calcext:value-type="float">
            <text:p>2.19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2" calcext:value-type="float">
            <text:p>2.2</text:p>
          </table:table-cell>
          <table:table-cell table:number-columns-repeated="2"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table:formula="of:=AVERAGE([.A43:.H43])" office:value-type="float" office:value="2.19625" calcext:value-type="float">
            <text:p>2.196</text:p>
          </table:table-cell>
          <table:table-cell table:number-columns-repeated="9"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table:formula="of:=AVERAGE([.A44:.H44])" office:value-type="float" office:value="2.05625" calcext:value-type="float">
            <text:p>2.056</text:p>
          </table:table-cell>
          <table:table-cell table:number-columns-repeated="9"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2.12" calcext:value-type="float">
            <text:p>2.12</text:p>
          </table:table-cell>
          <table:table-cell table:number-columns-repeated="3" office:value-type="float" office:value="2.13" calcext:value-type="float">
            <text:p>2.13</text:p>
          </table:table-cell>
          <table:table-cell table:formula="of:=AVERAGE([.A45:.H45])" office:value-type="float" office:value="2.12625" calcext:value-type="float">
            <text:p>2.126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46:.H46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21" calcext:value-type="float">
            <text:p>2.21</text:p>
          </table:table-cell>
          <table:table-cell table:number-columns-repeated="4" office:value-type="float" office:value="2.2" calcext:value-type="float">
            <text:p>2.2</text:p>
          </table:table-cell>
          <table:table-cell office:value-type="float" office:value="2.21" calcext:value-type="float">
            <text:p>2.21</text:p>
          </table:table-cell>
          <table:table-cell office:value-type="float" office:value="2.2" calcext:value-type="float">
            <text:p>2.2</text:p>
          </table:table-cell>
          <table:table-cell table:formula="of:=AVERAGE([.A47:.H47])" office:value-type="float" office:value="2.2025" calcext:value-type="float">
            <text:p>2.203</text:p>
          </table:table-cell>
          <table:table-cell table:number-columns-repeated="9"/>
        </table:table-row>
        <table:table-row table:style-name="ro1">
          <table:table-cell office:value-type="float" office:value="2.27" calcext:value-type="float">
            <text:p>2.27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2.27" calcext:value-type="float">
            <text:p>2.27</text:p>
          </table:table-cell>
          <table:table-cell table:number-columns-repeated="3" office:value-type="float" office:value="2.24" calcext:value-type="float">
            <text:p>2.24</text:p>
          </table:table-cell>
          <table:table-cell office:value-type="float" office:value="2.26" calcext:value-type="float">
            <text:p>2.26</text:p>
          </table:table-cell>
          <table:table-cell table:formula="of:=AVERAGE([.A48:.H48])" office:value-type="float" office:value="2.25" calcext:value-type="float">
            <text:p>2.25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49:.H49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50:.H50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table:number-columns-repeated="3" office:value-type="float" office:value="2.05" calcext:value-type="float">
            <text:p>2.05</text:p>
          </table:table-cell>
          <table:table-cell table:number-columns-repeated="2" office:value-type="float" office:value="2.06" calcext:value-type="float">
            <text:p>2.06</text:p>
          </table:table-cell>
          <table:table-cell table:formula="of:=AVERAGE([.A51:.H51])" office:value-type="float" office:value="2.055" calcext:value-type="float">
            <text:p>2.055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12" calcext:value-type="float">
            <text:p>2.12</text:p>
          </table:table-cell>
          <table:table-cell table:formula="of:=AVERAGE([.A52:.H52])" office:value-type="float" office:value="2.12" calcext:value-type="float">
            <text:p>2.120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.2" calcext:value-type="float">
            <text:p>2.2</text:p>
          </table:table-cell>
          <table:table-cell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table:formula="of:=AVERAGE([.A53:.H53])" office:value-type="float" office:value="2.20875" calcext:value-type="float">
            <text:p>2.209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number-columns-repeated="3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formula="of:=AVERAGE([.A54:.H54])" office:value-type="float" office:value="2.24375" calcext:value-type="float">
            <text:p>2.244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18" calcext:value-type="float">
            <text:p>2.18</text:p>
          </table:table-cell>
          <table:table-cell table:formula="of:=AVERAGE([.A55:.H55])" office:value-type="float" office:value="2.19125" calcext:value-type="float">
            <text:p>2.191</text:p>
          </table:table-cell>
          <table:table-cell table:number-columns-repeated="9"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2.06" calcext:value-type="float">
            <text:p>2.06</text:p>
          </table:table-cell>
          <table:table-cell office:value-type="float" office:value="2.09" calcext:value-type="float">
            <text:p>2.09</text:p>
          </table:table-cell>
          <table:table-cell office:value-type="float" office:value="2.05" calcext:value-type="float">
            <text:p>2.05</text:p>
          </table:table-cell>
          <table:table-cell office:value-type="float" office:value="2.09" calcext:value-type="float">
            <text:p>2.09</text:p>
          </table:table-cell>
          <table:table-cell office:value-type="float" office:value="2.07" calcext:value-type="float">
            <text:p>2.07</text:p>
          </table:table-cell>
          <table:table-cell office:value-type="float" office:value="2.08" calcext:value-type="float">
            <text:p>2.08</text:p>
          </table:table-cell>
          <table:table-cell office:value-type="float" office:value="2.1" calcext:value-type="float">
            <text:p>2.1</text:p>
          </table:table-cell>
          <table:table-cell table:formula="of:=AVERAGE([.A56:.H56])" office:value-type="float" office:value="2.07625" calcext:value-type="float">
            <text:p>2.076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57:.H57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58:.H58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59:.H59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number-columns-repeated="7" office:value-type="float" office:value="2.24" calcext:value-type="float">
            <text:p>2.24</text:p>
          </table:table-cell>
          <table:table-cell table:formula="of:=AVERAGE([.A60:.H60])" office:value-type="float" office:value="2.24125" calcext:value-type="float">
            <text:p>2.24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number-columns-repeated="5" office:value-type="float" office:value="2.2" calcext:value-type="float">
            <text:p>2.2</text:p>
          </table:table-cell>
          <table:table-cell table:formula="of:=AVERAGE([.A61:.H61])" office:value-type="float" office:value="2.195" calcext:value-type="float">
            <text:p>2.195</text:p>
          </table:table-cell>
          <table:table-cell table:number-columns-repeated="9"/>
        </table:table-row>
        <table:table-row table:style-name="ro1">
          <table:table-cell office:value-type="float" office:value="2.21" calcext:value-type="float">
            <text:p>2.21</text:p>
          </table:table-cell>
          <table:table-cell table:number-columns-repeated="7" office:value-type="float" office:value="2.2" calcext:value-type="float">
            <text:p>2.2</text:p>
          </table:table-cell>
          <table:table-cell table:formula="of:=AVERAGE([.A62:.H62])" office:value-type="float" office:value="2.20125" calcext:value-type="float">
            <text:p>2.201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.24" calcext:value-type="float">
            <text:p>2.24</text:p>
          </table:table-cell>
          <table:table-cell table:number-columns-repeated="2" office:value-type="float" office:value="2.23" calcext:value-type="float">
            <text:p>2.23</text:p>
          </table:table-cell>
          <table:table-cell table:formula="of:=AVERAGE([.A63:.H63])" office:value-type="float" office:value="2.2375" calcext:value-type="float">
            <text:p>2.238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64:.H64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table:formula="of:=AVERAGE([.A65:.H65])" office:value-type="float" office:value="2.24125" calcext:value-type="float">
            <text:p>2.24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06" calcext:value-type="float">
            <text:p>2.06</text:p>
          </table:table-cell>
          <table:table-cell table:number-columns-repeated="2" office:value-type="float" office:value="2.05" calcext:value-type="float">
            <text:p>2.05</text:p>
          </table:table-cell>
          <table:table-cell table:number-columns-repeated="3" office:value-type="float" office:value="2.06" calcext:value-type="float">
            <text:p>2.06</text:p>
          </table:table-cell>
          <table:table-cell table:formula="of:=AVERAGE([.A66:.H66])" office:value-type="float" office:value="2.0575" calcext:value-type="float">
            <text:p>2.058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table:number-columns-repeated="5"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table:formula="of:=AVERAGE([.A67:.H67])" office:value-type="float" office:value="2.1225" calcext:value-type="float">
            <text:p>2.123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68:.H68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69:.H69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06" calcext:value-type="float">
            <text:p>2.06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2.06" calcext:value-type="float">
            <text:p>2.06</text:p>
          </table:table-cell>
          <table:table-cell table:formula="of:=AVERAGE([.A70:.H70])" office:value-type="float" office:value="2.06125" calcext:value-type="float">
            <text:p>2.061</text:p>
          </table:table-cell>
          <table:table-cell table:number-columns-repeated="9"/>
        </table:table-row>
        <table:table-row table:style-name="ro1">
          <table:table-cell office:value-type="float" office:value="2.13" calcext:value-type="float">
            <text:p>2.13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2.13" calcext:value-type="float">
            <text:p>2.13</text:p>
          </table:table-cell>
          <table:table-cell table:formula="of:=AVERAGE([.A71:.H71])" office:value-type="float" office:value="2.12625" calcext:value-type="float">
            <text:p>2.126</text:p>
          </table:table-cell>
          <table:table-cell table:number-columns-repeated="9"/>
        </table:table-row>
        <table:table-row table:style-name="ro1">
          <table:table-cell office:value-type="float" office:value="2.29" calcext:value-type="float">
            <text:p>2.29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2.26" calcext:value-type="float">
            <text:p>2.26</text:p>
          </table:table-cell>
          <table:table-cell office:value-type="float" office:value="2.24" calcext:value-type="float">
            <text:p>2.24</text:p>
          </table:table-cell>
          <table:table-cell table:formula="of:=AVERAGE([.A72:.H72])" office:value-type="float" office:value="2.25375" calcext:value-type="float">
            <text:p>2.254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formula="of:=AVERAGE([.A73:.H73])" office:value-type="float" office:value="2.19625" calcext:value-type="float">
            <text:p>2.196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24" calcext:value-type="float">
            <text:p>2.24</text:p>
          </table:table-cell>
          <table:table-cell office:value-type="float" office:value="2.22" calcext:value-type="float">
            <text:p>2.22</text:p>
          </table:table-cell>
          <table:table-cell office:value-type="float" office:value="2.23" calcext:value-type="float">
            <text:p>2.23</text:p>
          </table:table-cell>
          <table:table-cell table:number-columns-repeated="3" office:value-type="float" office:value="2.24" calcext:value-type="float">
            <text:p>2.24</text:p>
          </table:table-cell>
          <table:table-cell table:formula="of:=AVERAGE([.A74:.H74])" office:value-type="float" office:value="2.23625" calcext:value-type="float">
            <text:p>2.236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.24" calcext:value-type="float">
            <text:p>2.24</text:p>
          </table:table-cell>
          <table:table-cell table:formula="of:=AVERAGE([.A75:.H75])" office:value-type="float" office:value="2.2425" calcext:value-type="float">
            <text:p>2.243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6" office:value-type="float" office:value="2.2" calcext:value-type="float">
            <text:p>2.2</text:p>
          </table:table-cell>
          <table:table-cell table:formula="of:=AVERAGE([.A76:.H76])" office:value-type="float" office:value="2.19875" calcext:value-type="float">
            <text:p>2.19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6" calcext:value-type="float">
            <text:p>2.26</text:p>
          </table:table-cell>
          <table:table-cell table:number-columns-repeated="6" office:value-type="float" office:value="2.25" calcext:value-type="float">
            <text:p>2.25</text:p>
          </table:table-cell>
          <table:table-cell table:formula="of:=AVERAGE([.A77:.H77])" office:value-type="float" office:value="2.2525" calcext:value-type="float">
            <text:p>2.253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78:.H78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2" calcext:value-type="float">
            <text:p>2.2</text:p>
          </table:table-cell>
          <table:table-cell table:formula="of:=AVERAGE([.A79:.H79])" office:value-type="float" office:value="2.19625" calcext:value-type="float">
            <text:p>2.196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2" calcext:value-type="float">
            <text:p>2.22</text:p>
          </table:table-cell>
          <table:table-cell office:value-type="float" office:value="2.24" calcext:value-type="float">
            <text:p>2.24</text:p>
          </table:table-cell>
          <table:table-cell table:formula="of:=AVERAGE([.A80:.H80])" office:value-type="float" office:value="2.23875" calcext:value-type="float">
            <text:p>2.23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table:formula="of:=AVERAGE([.A81:.H81])" office:value-type="float" office:value="2.19625" calcext:value-type="float">
            <text:p>2.196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82:.H82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number-columns-repeated="3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formula="of:=AVERAGE([.A83:.H83])" office:value-type="float" office:value="2.24375" calcext:value-type="float">
            <text:p>2.244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84:.H84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8" calcext:value-type="float">
            <text:p>2.18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18" calcext:value-type="float">
            <text:p>2.18</text:p>
          </table:table-cell>
          <table:table-cell table:formula="of:=AVERAGE([.A85:.H85])" office:value-type="float" office:value="2.18875" calcext:value-type="float">
            <text:p>2.189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number-columns-repeated="3" office:value-type="float" office:value="2.24" calcext:value-type="float">
            <text:p>2.24</text:p>
          </table:table-cell>
          <table:table-cell table:number-columns-repeated="4" office:value-type="float" office:value="2.25" calcext:value-type="float">
            <text:p>2.25</text:p>
          </table:table-cell>
          <table:table-cell table:formula="of:=AVERAGE([.A86:.H86])" office:value-type="float" office:value="2.24625" calcext:value-type="float">
            <text:p>2.246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87:.H87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88:.H88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" calcext:value-type="float">
            <text:p>2.2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2.24" calcext:value-type="float">
            <text:p>2.24</text:p>
          </table:table-cell>
          <table:table-cell table:formula="of:=AVERAGE([.A89:.H89])" office:value-type="float" office:value="2.23625" calcext:value-type="float">
            <text:p>2.236</text:p>
          </table:table-cell>
          <table:table-cell table:number-columns-repeated="9"/>
        </table:table-row>
        <table:table-row table:style-name="ro1">
          <table:table-cell office:value-type="float" office:value="2.18" calcext:value-type="float">
            <text:p>2.18</text:p>
          </table:table-cell>
          <table:table-cell table:number-columns-repeated="2" office:value-type="float" office:value="2.2" calcext:value-type="float">
            <text:p>2.2</text:p>
          </table:table-cell>
          <table:table-cell table:number-columns-repeated="4"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table:formula="of:=AVERAGE([.A90:.H90])" office:value-type="float" office:value="2.1925" calcext:value-type="float">
            <text:p>2.193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number-columns-repeated="3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2.25" calcext:value-type="float">
            <text:p>2.25</text:p>
          </table:table-cell>
          <table:table-cell table:formula="of:=AVERAGE([.A91:.H91])" office:value-type="float" office:value="2.245" calcext:value-type="float">
            <text:p>2.245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number-columns-repeated="4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formula="of:=AVERAGE([.A92:.H92])" office:value-type="float" office:value="2.24375" calcext:value-type="float">
            <text:p>2.244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table:number-columns-repeated="6" office:value-type="float" office:value="2.2" calcext:value-type="float">
            <text:p>2.2</text:p>
          </table:table-cell>
          <table:table-cell table:formula="of:=AVERAGE([.A93:.H93])" office:value-type="float" office:value="2.1975" calcext:value-type="float">
            <text:p>2.198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2.26" calcext:value-type="float">
            <text:p>2.26</text:p>
          </table:table-cell>
          <table:table-cell table:number-columns-repeated="3" office:value-type="float" office:value="2.25" calcext:value-type="float">
            <text:p>2.25</text:p>
          </table:table-cell>
          <table:table-cell table:formula="of:=AVERAGE([.A94:.H94])" office:value-type="float" office:value="2.25" calcext:value-type="float">
            <text:p>2.25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office:value-type="float" office:value="2.26" calcext:value-type="float">
            <text:p>2.26</text:p>
          </table:table-cell>
          <table:table-cell office:value-type="float" office:value="2.25" calcext:value-type="float">
            <text:p>2.25</text:p>
          </table:table-cell>
          <table:table-cell table:formula="of:=AVERAGE([.A95:.H95])" office:value-type="float" office:value="2.2425" calcext:value-type="float">
            <text:p>2.243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3" office:value-type="float" office:value="2.19" calcext:value-type="float">
            <text:p>2.19</text:p>
          </table:table-cell>
          <table:table-cell table:number-columns-repeated="4" office:value-type="float" office:value="2.2" calcext:value-type="float">
            <text:p>2.2</text:p>
          </table:table-cell>
          <table:table-cell table:formula="of:=AVERAGE([.A96:.H96])" office:value-type="float" office:value="2.19625" calcext:value-type="float">
            <text:p>2.19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5" calcext:value-type="float">
            <text:p>2.25</text:p>
          </table:table-cell>
          <table:table-cell table:number-columns-repeated="4" office:value-type="float" office:value="2.24" calcext:value-type="float">
            <text:p>2.24</text:p>
          </table:table-cell>
          <table:table-cell office:value-type="float" office:value="2.22" calcext:value-type="float">
            <text:p>2.22</text:p>
          </table:table-cell>
          <table:table-cell office:value-type="float" office:value="2.24" calcext:value-type="float">
            <text:p>2.24</text:p>
          </table:table-cell>
          <table:table-cell table:formula="of:=AVERAGE([.A97:.H97])" office:value-type="float" office:value="2.24" calcext:value-type="float">
            <text:p>2.240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table:formula="of:=AVERAGE([.A98:.H98])" office:value-type="float" office:value="2.2425" calcext:value-type="float">
            <text:p>2.243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table:number-columns-repeated="4"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office:value-type="float" office:value="2.16" calcext:value-type="float">
            <text:p>2.16</text:p>
          </table:table-cell>
          <table:table-cell table:formula="of:=AVERAGE([.A99:.H99])" office:value-type="float" office:value="2.1875" calcext:value-type="float">
            <text:p>2.18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5" calcext:value-type="float">
            <text:p>2.25</text:p>
          </table:table-cell>
          <table:table-cell table:number-columns-repeated="4"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office:value-type="float" office:value="2.25" calcext:value-type="float">
            <text:p>2.25</text:p>
          </table:table-cell>
          <table:table-cell table:formula="of:=AVERAGE([.A100:.H100])" office:value-type="float" office:value="2.2425" calcext:value-type="float">
            <text:p>2.243</text:p>
          </table:table-cell>
          <table:table-cell table:number-columns-repeated="9"/>
        </table:table-row>
        <table:table-row table:style-name="ro1">
          <table:table-cell office:value-type="float" office:value="2.23" calcext:value-type="float">
            <text:p>2.23</text:p>
          </table:table-cell>
          <table:table-cell table:number-columns-repeated="7" office:value-type="float" office:value="2.2" calcext:value-type="float">
            <text:p>2.2</text:p>
          </table:table-cell>
          <table:table-cell table:formula="of:=AVERAGE([.A101:.H101])" office:value-type="float" office:value="2.20375" calcext:value-type="float">
            <text:p>2.20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7">00/00/0000</text:date>, <text:time style:data-style-name="N2" text:time-value="20:27:50.8476783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5.4.2.2$Linux_X86_64 LibreOffice_project/40m0$Build-2</meta:generator>
    <meta:creation-date>2018-02-07T20:28:35.821504937</meta:creation-date>
    <meta:document-statistic meta:table-count="4" meta:cell-count="37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minimum="1.8" chart:maximum="2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36cm" svg:height="9cm" xlink:href=".." xlink:type="simple" chart:class="chart:line" chart:style-name="ch1">
        <chart:title svg:x="8.085cm" svg:y="0.316cm" chart:style-name="ch2">
          <text:p>Frecuencia detectada por los hilos</text:p>
        </chart:title>
        <chart:subtitle svg:x="10.73cm" svg:y="1.275cm" chart:style-name="ch3">
          <text:p>Inclinado</text:p>
        </chart:subtitle>
        <chart:legend chart:legend-position="end" svg:x="17.215cm" svg:y="4.201cm" style:legend-expansion="high" chart:style-name="ch4"/>
        <chart:plot-area chart:style-name="ch5" table:cell-range-address="'thread-freqs-0-0'.I1:'thread-freqs-0-0'.I101" chart:data-source-has-labels="row" svg:x="1.473cm" svg:y="2.138cm" svg:width="15.28cm" svg:height="5.701cm">
          <chartooo:coordinate-region svg:x="2.571cm" svg:y="2.338cm" svg:width="14.182cm" svg:height="4.709cm"/>
          <chart:axis chart:dimension="x" chart:name="primary-x" chart:style-name="ch6">
            <chart:title svg:x="7.23cm" svg:y="8.019cm" chart:style-name="ch7">
              <text:p>Tiempo (Intervalos de 5s)</text:p>
            </chart:title>
          </chart:axis>
          <chart:axis chart:dimension="y" chart:name="primary-y" chart:style-name="ch8">
            <chart:title svg:x="0.451cm" svg:y="6.315cm" chart:style-name="ch9">
              <text:p>Frecuencia (GHz)</text:p>
            </chart:title>
            <chart:grid chart:style-name="ch10" chart:class="major"/>
          </chart:axis>
          <chart:series chart:style-name="ch11" chart:values-cell-range-address="'thread-freqs-0-0'.I2:'thread-freqs-0-0'.I101" chart:label-cell-address="'thread-freqs-0-0'.I1:'thread-freqs-0-0'.I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Apagado/Apagado)</text:p>
                <draw:g>
                  <svg:desc>'thread-freqs-0-0'.I1:'thread-freqs-0-0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0625">
                <text:p>2.10625</text:p>
                <draw:g>
                  <svg:desc>'thread-freqs-0-0'.I2:'thread-freqs-0-0'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8875">
                <text:p>1.98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5">
                <text:p>2.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8125">
                <text:p>1.9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0875">
                <text:p>2.10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875">
                <text:p>2.03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875">
                <text:p>2.03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075">
                <text:p>2.1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25">
                <text:p>2.0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8375">
                <text:p>1.98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5375">
                <text:p>2.05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7875">
                <text:p>1.97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05">
                <text:p>2.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4125">
                <text:p>2.04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7375">
                <text:p>1.97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6875">
                <text:p>1.96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5125">
                <text:p>2.05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125">
                <text:p>2.1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675">
                <text:p>1.9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4125">
                <text:p>2.04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375">
                <text:p>2.0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7625">
                <text:p>1.97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05">
                <text:p>2.1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075">
                <text:p>2.1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3625">
                <text:p>2.03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7125">
                <text:p>1.97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4125">
                <text:p>2.04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025">
                <text:p>2.10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1125">
                <text:p>2.01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8125">
                <text:p>1.98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4375">
                <text:p>2.04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675">
                <text:p>1.96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675">
                <text:p>1.96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425">
                <text:p>2.04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35">
                <text:p>2.0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65">
                <text:p>1.9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3625">
                <text:p>2.03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7125">
                <text:p>1.97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3125">
                <text:p>2.03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875">
                <text:p>1.9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5125">
                <text:p>2.05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7375">
                <text:p>1.97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6875">
                <text:p>1.96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125">
                <text:p>2.04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7125">
                <text:p>1.97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6625">
                <text:p>1.96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4125">
                <text:p>2.04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625">
                <text:p>1.9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6875">
                <text:p>1.96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5875">
                <text:p>1.95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3375">
                <text:p>2.03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625">
                <text:p>1.9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7375">
                <text:p>1.97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35">
                <text:p>2.0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1375">
                <text:p>2.11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6125">
                <text:p>1.96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96625">
                <text:p>1.96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275">
                <text:p>2.02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675">
                <text:p>1.96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7625">
                <text:p>1.97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6875">
                <text:p>1.9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3625">
                <text:p>2.03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35">
                <text:p>2.0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675">
                <text:p>1.96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275">
                <text:p>2.02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3125">
                <text:p>2.03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8125">
                <text:p>1.98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6625">
                <text:p>1.96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8375">
                <text:p>1.98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2625">
                <text:p>2.026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325">
                <text:p>2.03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3625">
                <text:p>2.03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6125">
                <text:p>1.96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2625">
                <text:p>2.02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9125">
                <text:p>1.99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6125">
                <text:p>1.96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425">
                <text:p>2.04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775">
                <text:p>1.97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6625">
                <text:p>1.96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275">
                <text:p>2.02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5625">
                <text:p>1.9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3125">
                <text:p>2.03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6375">
                <text:p>1.96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175">
                <text:p>2.01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3375">
                <text:p>2.03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minimum="1.8" chart:maximum="2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36cm" svg:height="9cm" xlink:href=".." xlink:type="simple" chart:class="chart:line" chart:style-name="ch1">
        <chart:title svg:x="8.085cm" svg:y="0.316cm" chart:style-name="ch2">
          <text:p>Frecuencia detectada por los hilos</text:p>
        </chart:title>
        <chart:subtitle svg:x="10.73cm" svg:y="1.275cm" chart:style-name="ch3">
          <text:p>Inclinado</text:p>
        </chart:subtitle>
        <chart:legend chart:legend-position="end" svg:x="16.95cm" svg:y="4.201cm" style:legend-expansion="high" chart:style-name="ch4"/>
        <chart:plot-area chart:style-name="ch5" table:cell-range-address="'thread-freqs-0-1'.I1:'thread-freqs-0-1'.I101" chart:data-source-has-labels="row" svg:x="1.473cm" svg:y="2.138cm" svg:width="15.015cm" svg:height="5.701cm">
          <chartooo:coordinate-region svg:x="2.571cm" svg:y="2.338cm" svg:width="13.917cm" svg:height="4.709cm"/>
          <chart:axis chart:dimension="x" chart:name="primary-x" chart:style-name="ch6">
            <chart:title svg:x="7.097cm" svg:y="8.019cm" chart:style-name="ch7">
              <text:p>Tiempo (Intervalos de 5s)</text:p>
            </chart:title>
          </chart:axis>
          <chart:axis chart:dimension="y" chart:name="primary-y" chart:style-name="ch8">
            <chart:title svg:x="0.451cm" svg:y="6.315cm" chart:style-name="ch9">
              <text:p>Frecuencia (GHz)</text:p>
            </chart:title>
            <chart:grid chart:style-name="ch10" chart:class="major"/>
          </chart:axis>
          <chart:series chart:style-name="ch11" chart:values-cell-range-address="'thread-freqs-0-1'.I2:'thread-freqs-0-1'.I101" chart:label-cell-address="'thread-freqs-0-1'.I1:'thread-freqs-0-1'.I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Apagado/Encendido)</text:p>
                <draw:g>
                  <svg:desc>'thread-freqs-0-1'.I1:'thread-freqs-0-1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125">
                <text:p>2.1125</text:p>
                <draw:g>
                  <svg:desc>'thread-freqs-0-1'.I2:'thread-freqs-0-1'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8625">
                <text:p>1.98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25">
                <text:p>2.0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6125">
                <text:p>2.06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15">
                <text:p>2.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875">
                <text:p>2.04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125">
                <text:p>2.1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875">
                <text:p>2.04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375">
                <text:p>2.0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2375">
                <text:p>2.12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7625">
                <text:p>2.17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7875">
                <text:p>1.97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875">
                <text:p>2.04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0875">
                <text:p>2.10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1375">
                <text:p>2.11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8875">
                <text:p>2.18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1375">
                <text:p>2.11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0875">
                <text:p>2.10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1625">
                <text:p>2.11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15">
                <text:p>2.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85">
                <text:p>2.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1125">
                <text:p>2.11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8625">
                <text:p>1.98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1625">
                <text:p>2.11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4875">
                <text:p>2.04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15">
                <text:p>2.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5375">
                <text:p>2.15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8875">
                <text:p>2.18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125">
                <text:p>2.1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1125">
                <text:p>2.11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075">
                <text:p>2.1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9125">
                <text:p>1.99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575">
                <text:p>2.05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1125">
                <text:p>2.11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525">
                <text:p>2.05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1625">
                <text:p>2.11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8125">
                <text:p>2.18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875">
                <text:p>2.04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125">
                <text:p>2.1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1125">
                <text:p>2.11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825">
                <text:p>1.9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525">
                <text:p>2.05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5625">
                <text:p>2.05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175">
                <text:p>2.11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4375">
                <text:p>2.04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1625">
                <text:p>2.11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11125">
                <text:p>2.11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9375">
                <text:p>2.19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0875">
                <text:p>2.10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4375">
                <text:p>2.0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0875">
                <text:p>2.10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525">
                <text:p>2.05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7375">
                <text:p>1.97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55">
                <text:p>2.0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1125">
                <text:p>2.11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525">
                <text:p>2.05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1125">
                <text:p>2.11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8125">
                <text:p>2.08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45">
                <text:p>2.0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1125">
                <text:p>2.11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45">
                <text:p>2.0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4125">
                <text:p>2.04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0875">
                <text:p>2.10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4125">
                <text:p>2.04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375">
                <text:p>2.0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125">
                <text:p>2.1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4625">
                <text:p>2.046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4625">
                <text:p>2.04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525">
                <text:p>2.0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0875">
                <text:p>2.10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1125">
                <text:p>2.11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1125">
                <text:p>2.1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8375">
                <text:p>1.98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11375">
                <text:p>2.11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5375">
                <text:p>2.05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125">
                <text:p>2.1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11375">
                <text:p>2.11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5625">
                <text:p>2.05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15">
                <text:p>2.1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2125">
                <text:p>2.12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8375">
                <text:p>2.18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525">
                <text:p>2.05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minimum="1.8" chart:maximum="2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36cm" svg:height="9cm" xlink:href=".." xlink:type="simple" chart:class="chart:line" chart:style-name="ch1">
        <chart:title svg:x="8.085cm" svg:y="0.316cm" chart:style-name="ch2">
          <text:p>Frecuencia detectada por los hilos</text:p>
        </chart:title>
        <chart:subtitle svg:x="10.73cm" svg:y="1.275cm" chart:style-name="ch3">
          <text:p>Inclinado</text:p>
        </chart:subtitle>
        <chart:legend chart:legend-position="end" svg:x="16.95cm" svg:y="4.201cm" style:legend-expansion="high" chart:style-name="ch4"/>
        <chart:plot-area chart:style-name="ch5" table:cell-range-address="'thread-freqs-1-0'.I1:'thread-freqs-1-0'.I101" chart:data-source-has-labels="row" svg:x="1.473cm" svg:y="2.138cm" svg:width="15.015cm" svg:height="5.701cm">
          <chartooo:coordinate-region svg:x="2.571cm" svg:y="2.338cm" svg:width="13.917cm" svg:height="4.709cm"/>
          <chart:axis chart:dimension="x" chart:name="primary-x" chart:style-name="ch6">
            <chart:title svg:x="7.097cm" svg:y="8.019cm" chart:style-name="ch7">
              <text:p>Tiempo (Intervalos de 5s)</text:p>
            </chart:title>
          </chart:axis>
          <chart:axis chart:dimension="y" chart:name="primary-y" chart:style-name="ch8">
            <chart:title svg:x="0.451cm" svg:y="6.315cm" chart:style-name="ch9">
              <text:p>Frecuencia (GHz)</text:p>
            </chart:title>
            <chart:grid chart:style-name="ch10" chart:class="major"/>
          </chart:axis>
          <chart:series chart:style-name="ch11" chart:values-cell-range-address="'thread-freqs-1-0'.I2:'thread-freqs-1-0'.I101" chart:label-cell-address="'thread-freqs-1-0'.I1:'thread-freqs-1-0'.I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Encendido/Apagado)</text:p>
                <draw:g>
                  <svg:desc>'thread-freqs-1-0'.I1:'thread-freqs-1-0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5125">
                <text:p>2.05125</text:p>
                <draw:g>
                  <svg:desc>'thread-freqs-1-0'.I2:'thread-freqs-1-0'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175">
                <text:p>2.1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8875">
                <text:p>2.18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2125">
                <text:p>2.12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1625">
                <text:p>2.11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9375">
                <text:p>2.1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3625">
                <text:p>2.23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15">
                <text:p>2.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15">
                <text:p>2.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125">
                <text:p>2.1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125">
                <text:p>2.1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0875">
                <text:p>2.10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925">
                <text:p>2.19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375">
                <text:p>2.11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525">
                <text:p>2.2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95">
                <text:p>2.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6125">
                <text:p>2.06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825">
                <text:p>2.18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825">
                <text:p>2.1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1625">
                <text:p>2.11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1625">
                <text:p>2.11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925">
                <text:p>2.1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125">
                <text:p>2.1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3875">
                <text:p>2.23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825">
                <text:p>2.18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9125">
                <text:p>2.19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1625">
                <text:p>2.11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9875">
                <text:p>2.19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6875">
                <text:p>2.16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275">
                <text:p>2.12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8125">
                <text:p>2.18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125">
                <text:p>2.1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525">
                <text:p>2.25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7875">
                <text:p>2.17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5375">
                <text:p>2.05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9875">
                <text:p>2.29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9375">
                <text:p>2.19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5125">
                <text:p>2.05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1125">
                <text:p>2.11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195">
                <text:p>2.1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475">
                <text:p>2.14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1625">
                <text:p>2.11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9625">
                <text:p>2.19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3375">
                <text:p>2.13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975">
                <text:p>2.19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175">
                <text:p>2.11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1625">
                <text:p>2.11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8375">
                <text:p>2.18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11625">
                <text:p>2.11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9625">
                <text:p>2.19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1625">
                <text:p>2.11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125">
                <text:p>2.1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8125">
                <text:p>2.18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8875">
                <text:p>2.18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11625">
                <text:p>2.11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975">
                <text:p>2.19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325">
                <text:p>2.2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625">
                <text:p>2.19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12875">
                <text:p>2.12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8375">
                <text:p>2.18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11375">
                <text:p>2.11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23875">
                <text:p>2.23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975">
                <text:p>2.19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5125">
                <text:p>2.05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21125">
                <text:p>2.21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175">
                <text:p>2.11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9375">
                <text:p>2.19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19125">
                <text:p>2.19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1125">
                <text:p>2.11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1375">
                <text:p>2.11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1875">
                <text:p>2.11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825">
                <text:p>2.18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1125">
                <text:p>2.1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19875">
                <text:p>2.19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15">
                <text:p>2.1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175">
                <text:p>2.11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185">
                <text:p>2.1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175">
                <text:p>2.11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125">
                <text:p>2.1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1125">
                <text:p>2.11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85">
                <text:p>2.1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9375">
                <text:p>2.19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minimum="1.8" chart:maximum="2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36cm" svg:height="9cm" xlink:href=".." xlink:type="simple" chart:class="chart:line" chart:style-name="ch1">
        <chart:title svg:x="8.085cm" svg:y="0.316cm" chart:style-name="ch2">
          <text:p>Frecuencia detectada por los hilos</text:p>
        </chart:title>
        <chart:subtitle svg:x="10.744cm" svg:y="1.275cm" chart:style-name="ch3">
          <text:p>inclinado</text:p>
        </chart:subtitle>
        <chart:legend chart:legend-position="end" svg:x="16.686cm" svg:y="4.201cm" style:legend-expansion="high" chart:style-name="ch4"/>
        <chart:plot-area chart:style-name="ch5" table:cell-range-address="'thread-freqs-1-1'.I1:'thread-freqs-1-1'.I101" chart:data-source-has-labels="row" svg:x="1.473cm" svg:y="2.138cm" svg:width="14.751cm" svg:height="5.701cm">
          <chartooo:coordinate-region svg:x="2.571cm" svg:y="2.338cm" svg:width="13.653cm" svg:height="4.709cm"/>
          <chart:axis chart:dimension="x" chart:name="primary-x" chart:style-name="ch6">
            <chart:title svg:x="6.965cm" svg:y="8.019cm" chart:style-name="ch7">
              <text:p>Tiempo (Intervalos de 5s)</text:p>
            </chart:title>
          </chart:axis>
          <chart:axis chart:dimension="y" chart:name="primary-y" chart:style-name="ch8">
            <chart:title svg:x="0.451cm" svg:y="6.315cm" chart:style-name="ch9">
              <text:p>Frecuencia (GHz)</text:p>
            </chart:title>
            <chart:grid chart:style-name="ch10" chart:class="major"/>
          </chart:axis>
          <chart:series chart:style-name="ch11" chart:values-cell-range-address="'thread-freqs-1-1'.I2:'thread-freqs-1-1'.I101" chart:label-cell-address="'thread-freqs-1-1'.I1:'thread-freqs-1-1'.I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Encendido/Encendido)</text:p>
                <draw:g>
                  <svg:desc>'thread-freqs-1-1'.I1:'thread-freqs-1-1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4125">
                <text:p>2.24125</text:p>
                <draw:g>
                  <svg:desc>'thread-freqs-1-1'.I2:'thread-freqs-1-1'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0875">
                <text:p>2.20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9375">
                <text:p>2.1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4125">
                <text:p>2.24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9125">
                <text:p>2.19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1125">
                <text:p>2.11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9875">
                <text:p>2.19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425">
                <text:p>2.2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0625">
                <text:p>2.2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225">
                <text:p>2.12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9875">
                <text:p>2.19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3875">
                <text:p>2.23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9125">
                <text:p>2.19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6875">
                <text:p>2.0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8625">
                <text:p>2.18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5125">
                <text:p>2.25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525">
                <text:p>2.2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55">
                <text:p>2.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4625">
                <text:p>2.24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8875">
                <text:p>2.18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175">
                <text:p>2.11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9625">
                <text:p>2.19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3625">
                <text:p>2.23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425">
                <text:p>2.24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24375">
                <text:p>2.2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3125">
                <text:p>2.2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95">
                <text:p>2.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5125">
                <text:p>2.25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4625">
                <text:p>2.24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8625">
                <text:p>2.18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3875">
                <text:p>2.23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9625">
                <text:p>2.19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5625">
                <text:p>2.05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2625">
                <text:p>2.12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025">
                <text:p>2.20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55">
                <text:p>2.0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0875">
                <text:p>2.20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24375">
                <text:p>2.24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9125">
                <text:p>2.19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7625">
                <text:p>2.07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4125">
                <text:p>2.24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95">
                <text:p>2.1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0125">
                <text:p>2.20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375">
                <text:p>2.2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4125">
                <text:p>2.24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575">
                <text:p>2.05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225">
                <text:p>2.12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6125">
                <text:p>2.06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12625">
                <text:p>2.12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5375">
                <text:p>2.25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9625">
                <text:p>2.19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3625">
                <text:p>2.23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425">
                <text:p>2.24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9875">
                <text:p>2.19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2525">
                <text:p>2.25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9625">
                <text:p>2.19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23875">
                <text:p>2.23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9625">
                <text:p>2.19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4375">
                <text:p>2.24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8875">
                <text:p>2.18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24625">
                <text:p>2.24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23625">
                <text:p>2.23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1925">
                <text:p>2.1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45">
                <text:p>2.2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4375">
                <text:p>2.24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975">
                <text:p>2.19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2425">
                <text:p>2.24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9625">
                <text:p>2.19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2425">
                <text:p>2.24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425">
                <text:p>2.24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20375">
                <text:p>2.20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